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949cm"/>
    </style:style>
    <style:style style:name="Table7.C" style:family="table-column">
      <style:table-column-properties style:column-width="11.36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949cm"/>
    </style:style>
    <style:style style:name="Table8.C" style:family="table-column">
      <style:table-column-properties style:column-width="11.3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296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11.6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11.61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2.949cm"/>
    </style:style>
    <style:style style:name="Table10.C" style:family="table-column">
      <style:table-column-properties style:column-width="1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949cm"/>
    </style:style>
    <style:style style:name="Table12.C" style:family="table-column">
      <style:table-column-properties style:column-width="11.36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.296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11.6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.296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11.61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" style:family="paragraph" style:parent-style-name="Standard">
      <style:text-properties fo:font-weight="bold" officeooo:paragraph-rsid="003c6a3c" style:font-weight-asian="bold" style:font-weight-complex="bold"/>
    </style:style>
    <style:style style:name="P21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2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3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4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25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26" style:family="paragraph" style:parent-style-name="Standard">
      <style:text-properties fo:font-weight="bold" officeooo:paragraph-rsid="0055e1d1" style:font-weight-asian="bold" style:font-weight-complex="bold"/>
    </style:style>
    <style:style style:name="P27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8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29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0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1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2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3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4" style:family="paragraph" style:parent-style-name="Standard">
      <style:text-properties fo:font-weight="bold" officeooo:paragraph-rsid="008e7c68" style:font-weight-asian="bold" style:font-weight-complex="bold"/>
    </style:style>
    <style:style style:name="P35" style:family="paragraph" style:parent-style-name="Standard">
      <style:text-properties fo:font-weight="bold" officeooo:paragraph-rsid="00a38390" style:font-weight-asian="bold" style:font-weight-complex="bold"/>
    </style:style>
    <style:style style:name="P36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7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8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39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0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41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42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43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4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4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4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49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50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51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52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53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54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55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56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57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58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59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60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61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62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63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64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65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6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67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68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69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70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71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72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73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30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31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32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33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34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35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36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40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41" style:family="paragraph" style:parent-style-name="Standard">
      <style:text-properties officeooo:paragraph-rsid="004da29b"/>
    </style:style>
    <style:style style:name="P142" style:family="paragraph" style:parent-style-name="Standard">
      <style:text-properties officeooo:paragraph-rsid="0052cdb1"/>
    </style:style>
    <style:style style:name="P143" style:family="paragraph" style:parent-style-name="Standard">
      <style:text-properties officeooo:paragraph-rsid="00a0c9ca"/>
    </style:style>
    <style:style style:name="P144" style:family="paragraph" style:parent-style-name="Standard">
      <style:text-properties officeooo:paragraph-rsid="00a28138"/>
    </style:style>
    <style:style style:name="P145" style:family="paragraph" style:parent-style-name="Standard">
      <style:text-properties officeooo:paragraph-rsid="00b464d0"/>
    </style:style>
    <style:style style:name="P146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47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48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49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50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51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59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60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61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62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63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64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66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68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169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170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1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17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75" style:family="paragraph" style:parent-style-name="Table_20_Contents">
      <style:text-properties officeooo:rsid="000a003f" officeooo:paragraph-rsid="004b1523"/>
    </style:style>
    <style:style style:name="P176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79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80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81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82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183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189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190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191" style:family="paragraph" style:parent-style-name="Table_20_Contents">
      <style:text-properties officeooo:rsid="00420c0b" officeooo:paragraph-rsid="004b1523"/>
    </style:style>
    <style:style style:name="P192" style:family="paragraph" style:parent-style-name="Table_20_Contents">
      <style:text-properties officeooo:rsid="00424429" officeooo:paragraph-rsid="004b1523"/>
    </style:style>
    <style:style style:name="P193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194" style:family="paragraph" style:parent-style-name="Table_20_Contents">
      <style:text-properties officeooo:rsid="0043a449" officeooo:paragraph-rsid="004b1523"/>
    </style:style>
    <style:style style:name="P195" style:family="paragraph" style:parent-style-name="Table_20_Contents">
      <style:text-properties officeooo:rsid="00456f25" officeooo:paragraph-rsid="008e7c68"/>
    </style:style>
    <style:style style:name="P196" style:family="paragraph" style:parent-style-name="Table_20_Contents">
      <style:text-properties officeooo:rsid="00456f25" officeooo:paragraph-rsid="00a38390"/>
    </style:style>
    <style:style style:name="P197" style:family="paragraph" style:parent-style-name="Table_20_Contents">
      <style:text-properties officeooo:rsid="005f39e8" officeooo:paragraph-rsid="005f39e8"/>
    </style:style>
    <style:style style:name="P198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199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00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01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02" style:family="paragraph" style:parent-style-name="Table_20_Contents">
      <style:text-properties officeooo:rsid="005f39e8" officeooo:paragraph-rsid="007ef7ca"/>
    </style:style>
    <style:style style:name="P203" style:family="paragraph" style:parent-style-name="Table_20_Contents">
      <style:text-properties officeooo:rsid="005f39e8" officeooo:paragraph-rsid="008e7c68"/>
    </style:style>
    <style:style style:name="P204" style:family="paragraph" style:parent-style-name="Table_20_Contents">
      <style:text-properties officeooo:rsid="005f39e8" officeooo:paragraph-rsid="00a38390"/>
    </style:style>
    <style:style style:name="P205" style:family="paragraph" style:parent-style-name="Table_20_Contents">
      <style:text-properties officeooo:rsid="005f39e8" officeooo:paragraph-rsid="00c1cf8b"/>
    </style:style>
    <style:style style:name="P206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07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08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09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10" style:family="paragraph" style:parent-style-name="Table_20_Contents">
      <style:text-properties officeooo:rsid="006232e6" officeooo:paragraph-rsid="006232e6"/>
    </style:style>
    <style:style style:name="P211" style:family="paragraph" style:parent-style-name="Table_20_Contents">
      <style:text-properties officeooo:rsid="006232e6" officeooo:paragraph-rsid="008e7c68"/>
    </style:style>
    <style:style style:name="P212" style:family="paragraph" style:parent-style-name="Table_20_Contents">
      <style:text-properties officeooo:rsid="006232e6" officeooo:paragraph-rsid="00a38390"/>
    </style:style>
    <style:style style:name="P213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14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15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16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17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18" style:family="paragraph" style:parent-style-name="Table_20_Contents">
      <style:text-properties officeooo:rsid="00705349" officeooo:paragraph-rsid="008e7c68"/>
    </style:style>
    <style:style style:name="P219" style:family="paragraph" style:parent-style-name="Table_20_Contents">
      <style:text-properties officeooo:rsid="00705349" officeooo:paragraph-rsid="00a084b7"/>
    </style:style>
    <style:style style:name="P220" style:family="paragraph" style:parent-style-name="Table_20_Contents">
      <style:text-properties officeooo:rsid="00705349" officeooo:paragraph-rsid="00a38390"/>
    </style:style>
    <style:style style:name="P221" style:family="paragraph" style:parent-style-name="Table_20_Contents">
      <style:text-properties officeooo:rsid="00705349" officeooo:paragraph-rsid="00be11a8"/>
    </style:style>
    <style:style style:name="P222" style:family="paragraph" style:parent-style-name="Table_20_Contents">
      <style:text-properties officeooo:rsid="0072af4f" officeooo:paragraph-rsid="008e7c68"/>
    </style:style>
    <style:style style:name="P223" style:family="paragraph" style:parent-style-name="Table_20_Contents">
      <style:text-properties officeooo:rsid="0072af4f" officeooo:paragraph-rsid="00a38390"/>
    </style:style>
    <style:style style:name="P224" style:family="paragraph" style:parent-style-name="Table_20_Contents">
      <style:text-properties officeooo:rsid="0072af4f" officeooo:paragraph-rsid="00bbdd3e"/>
    </style:style>
    <style:style style:name="P225" style:family="paragraph" style:parent-style-name="Table_20_Contents">
      <style:text-properties officeooo:rsid="00777232" officeooo:paragraph-rsid="00777232"/>
    </style:style>
    <style:style style:name="P226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27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28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29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30" style:family="paragraph" style:parent-style-name="Table_20_Contents">
      <style:text-properties officeooo:rsid="0078e3b6" officeooo:paragraph-rsid="0078e3b6"/>
    </style:style>
    <style:style style:name="P231" style:family="paragraph" style:parent-style-name="Table_20_Contents">
      <style:text-properties officeooo:rsid="0078e3b6" officeooo:paragraph-rsid="007ef7ca"/>
    </style:style>
    <style:style style:name="P232" style:family="paragraph" style:parent-style-name="Table_20_Contents">
      <style:text-properties officeooo:rsid="0078e3b6" officeooo:paragraph-rsid="008e7c68"/>
    </style:style>
    <style:style style:name="P233" style:family="paragraph" style:parent-style-name="Table_20_Contents">
      <style:text-properties officeooo:rsid="0078e3b6" officeooo:paragraph-rsid="00a38390"/>
    </style:style>
    <style:style style:name="P234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35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36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37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38" style:family="paragraph" style:parent-style-name="Table_20_Contents">
      <style:text-properties officeooo:rsid="007a820b" officeooo:paragraph-rsid="007a820b"/>
    </style:style>
    <style:style style:name="P239" style:family="paragraph" style:parent-style-name="Table_20_Contents">
      <style:text-properties officeooo:rsid="007a820b" officeooo:paragraph-rsid="007ef7ca"/>
    </style:style>
    <style:style style:name="P240" style:family="paragraph" style:parent-style-name="Table_20_Contents">
      <style:text-properties officeooo:rsid="007a820b" officeooo:paragraph-rsid="008e7c68"/>
    </style:style>
    <style:style style:name="P241" style:family="paragraph" style:parent-style-name="Table_20_Contents">
      <style:text-properties officeooo:rsid="007a820b" officeooo:paragraph-rsid="00a38390"/>
    </style:style>
    <style:style style:name="P242" style:family="paragraph" style:parent-style-name="Table_20_Contents">
      <style:text-properties officeooo:rsid="0080103f" officeooo:paragraph-rsid="0080103f"/>
    </style:style>
    <style:style style:name="P243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44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45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46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47" style:family="paragraph" style:parent-style-name="Table_20_Contents">
      <style:text-properties officeooo:rsid="0082da25" officeooo:paragraph-rsid="00936475"/>
    </style:style>
    <style:style style:name="P248" style:family="paragraph" style:parent-style-name="Table_20_Contents">
      <style:text-properties officeooo:rsid="0082da25" officeooo:paragraph-rsid="00a38390"/>
    </style:style>
    <style:style style:name="P249" style:family="paragraph" style:parent-style-name="Table_20_Contents">
      <style:text-properties officeooo:rsid="0091eff5" officeooo:paragraph-rsid="0091eff5"/>
    </style:style>
    <style:style style:name="P250" style:family="paragraph" style:parent-style-name="Table_20_Contents">
      <style:text-properties officeooo:rsid="0091eff5" officeooo:paragraph-rsid="00a38390"/>
    </style:style>
    <style:style style:name="P251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52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53" style:family="paragraph" style:parent-style-name="Table_20_Contents">
      <style:text-properties officeooo:rsid="00955821" officeooo:paragraph-rsid="00955821"/>
    </style:style>
    <style:style style:name="P254" style:family="paragraph" style:parent-style-name="Table_20_Contents">
      <style:text-properties officeooo:rsid="00955821" officeooo:paragraph-rsid="00a38390"/>
    </style:style>
    <style:style style:name="P255" style:family="paragraph" style:parent-style-name="Table_20_Contents">
      <style:text-properties officeooo:rsid="00b6c1fa" officeooo:paragraph-rsid="00b6c1fa"/>
    </style:style>
    <style:style style:name="P256" style:family="paragraph" style:parent-style-name="Table_20_Contents">
      <style:text-properties officeooo:rsid="007435fb" officeooo:paragraph-rsid="00bd43b4"/>
    </style:style>
    <style:style style:name="P257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258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259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260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261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262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263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264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65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266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267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268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269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270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271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272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273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274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275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276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277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278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279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280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281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282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283" style:family="paragraph" style:parent-style-name="Table_20_Contents">
      <style:text-properties officeooo:rsid="00741fe3" officeooo:paragraph-rsid="00c34250"/>
    </style:style>
    <style:style style:name="P284" style:family="paragraph" style:parent-style-name="Table_20_Contents">
      <style:text-properties officeooo:rsid="0072af4f" officeooo:paragraph-rsid="00bbdd3e"/>
    </style:style>
    <style:style style:name="P285" style:family="paragraph" style:parent-style-name="Table_20_Contents">
      <style:text-properties officeooo:rsid="00456f25" officeooo:paragraph-rsid="00456f25"/>
    </style:style>
    <style:style style:name="P286" style:family="paragraph" style:parent-style-name="Table_20_Contents">
      <style:text-properties officeooo:rsid="00456f25" officeooo:paragraph-rsid="0084d8f0"/>
    </style:style>
    <style:style style:name="P287" style:family="paragraph" style:parent-style-name="Table_20_Contents">
      <style:paragraph-properties fo:text-align="center" style:justify-single-word="false"/>
      <style:text-properties officeooo:rsid="0082c2e7" officeooo:paragraph-rsid="0082c2e7"/>
    </style:style>
    <style:style style:name="P288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89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90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91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92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93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94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95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96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97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298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299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300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301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302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303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304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305" style:family="paragraph" style:parent-style-name="Table_20_Contents">
      <style:text-properties fo:font-size="11pt" officeooo:rsid="00705349" officeooo:paragraph-rsid="00705349" style:font-size-asian="11pt" style:font-size-complex="11pt"/>
    </style:style>
    <style:style style:name="P306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307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308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309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310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311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312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13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14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17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18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106510" style:font-style-asian="italic" style:font-style-complex="italic"/>
    </style:style>
    <style:style style:name="T19" style:family="text">
      <style:text-properties fo:font-style="italic" officeooo:rsid="00a52572" style:font-style-asian="italic" style:font-style-complex="italic"/>
    </style:style>
    <style:style style:name="T20" style:family="text">
      <style:text-properties fo:font-style="italic" officeooo:rsid="00b23041" style:font-style-asian="italic" style:font-style-complex="italic"/>
    </style:style>
    <style:style style:name="T21" style:family="text">
      <style:text-properties fo:font-style="italic" officeooo:rsid="00868d7d" style:font-style-asian="italic" style:font-style-complex="italic"/>
    </style:style>
    <style:style style:name="T22" style:family="text">
      <style:text-properties fo:font-style="italic" officeooo:rsid="008a888e" style:font-style-asian="italic" style:font-style-complex="italic"/>
    </style:style>
    <style:style style:name="T23" style:family="text">
      <style:text-properties fo:font-style="italic" officeooo:rsid="0096e3ff" style:font-style-asian="italic" style:font-style-complex="italic"/>
    </style:style>
    <style:style style:name="T24" style:family="text">
      <style:text-properties fo:font-style="italic" officeooo:rsid="0097f434" style:font-style-asian="italic" style:font-style-complex="italic"/>
    </style:style>
    <style:style style:name="T25" style:family="text">
      <style:text-properties fo:font-style="italic" officeooo:rsid="009989ca" style:font-style-asian="italic" style:font-style-complex="italic"/>
    </style:style>
    <style:style style:name="T26" style:family="text">
      <style:text-properties fo:font-style="italic" officeooo:rsid="009af01e" style:font-style-asian="italic" style:font-style-complex="italic"/>
    </style:style>
    <style:style style:name="T27" style:family="text">
      <style:text-properties fo:font-style="italic" officeooo:rsid="009c9571" style:font-style-asian="italic" style:font-style-complex="italic"/>
    </style:style>
    <style:style style:name="T28" style:family="text">
      <style:text-properties fo:font-style="italic" officeooo:rsid="009eb717" style:font-style-asian="italic" style:font-style-complex="italic"/>
    </style:style>
    <style:style style:name="T29" style:family="text">
      <style:text-properties fo:font-style="italic" officeooo:rsid="00a28138" style:font-style-asian="italic" style:font-style-complex="italic"/>
    </style:style>
    <style:style style:name="T30" style:family="text">
      <style:text-properties fo:font-style="italic" officeooo:rsid="00a3364e" style:font-style-asian="italic" style:font-style-complex="italic"/>
    </style:style>
    <style:style style:name="T31" style:family="text">
      <style:text-properties fo:font-style="italic" officeooo:rsid="00a8a2ef" style:font-style-asian="italic" style:font-style-complex="italic"/>
    </style:style>
    <style:style style:name="T32" style:family="text">
      <style:text-properties fo:font-style="italic" officeooo:rsid="00aa46c7" style:font-style-asian="italic" style:font-style-complex="italic"/>
    </style:style>
    <style:style style:name="T33" style:family="text">
      <style:text-properties fo:font-style="italic" officeooo:rsid="00aa90fd" style:font-style-asian="italic" style:font-style-complex="italic"/>
    </style:style>
    <style:style style:name="T34" style:family="text">
      <style:text-properties fo:font-style="italic" officeooo:rsid="00abd8e3" style:font-style-asian="italic" style:font-style-complex="italic"/>
    </style:style>
    <style:style style:name="T35" style:family="text">
      <style:text-properties fo:font-style="italic" officeooo:rsid="00ae6be2" style:font-style-asian="italic" style:font-style-complex="italic"/>
    </style:style>
    <style:style style:name="T36" style:family="text">
      <style:text-properties fo:font-style="italic" officeooo:rsid="00b03f63" style:font-style-asian="italic" style:font-style-complex="italic"/>
    </style:style>
    <style:style style:name="T37" style:family="text">
      <style:text-properties fo:font-style="italic" officeooo:rsid="00b464d0" style:font-style-asian="italic" style:font-style-complex="italic"/>
    </style:style>
    <style:style style:name="T38" style:family="text">
      <style:text-properties fo:font-style="italic" officeooo:rsid="00b64ab2" style:font-style-asian="italic" style:font-style-complex="italic"/>
    </style:style>
    <style:style style:name="T39" style:family="text">
      <style:text-properties fo:font-style="italic" officeooo:rsid="00b6b320" style:font-style-asian="italic" style:font-style-complex="italic"/>
    </style:style>
    <style:style style:name="T40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1" style:family="text">
      <style:text-properties officeooo:rsid="003c6a3c"/>
    </style:style>
    <style:style style:name="T42" style:family="text">
      <style:text-properties officeooo:rsid="003ddcbb"/>
    </style:style>
    <style:style style:name="T43" style:family="text">
      <style:text-properties officeooo:rsid="0040a1ec"/>
    </style:style>
    <style:style style:name="T44" style:family="text">
      <style:text-properties officeooo:rsid="00424429"/>
    </style:style>
    <style:style style:name="T45" style:family="text">
      <style:text-properties officeooo:rsid="0043a449"/>
    </style:style>
    <style:style style:name="T46" style:family="text">
      <style:text-properties officeooo:rsid="0048d04d"/>
    </style:style>
    <style:style style:name="T47" style:family="text">
      <style:text-properties officeooo:rsid="00490090"/>
    </style:style>
    <style:style style:name="T48" style:family="text">
      <style:text-properties officeooo:rsid="0049be94"/>
    </style:style>
    <style:style style:name="T49" style:family="text">
      <style:text-properties officeooo:rsid="004a3cb2"/>
    </style:style>
    <style:style style:name="T50" style:family="text">
      <style:text-properties officeooo:rsid="004a59a7"/>
    </style:style>
    <style:style style:name="T51" style:family="text">
      <style:text-properties officeooo:rsid="004acf3f"/>
    </style:style>
    <style:style style:name="T52" style:family="text">
      <style:text-properties officeooo:rsid="004b1523"/>
    </style:style>
    <style:style style:name="T53" style:family="text">
      <style:text-properties officeooo:rsid="004da29b"/>
    </style:style>
    <style:style style:name="T54" style:family="text">
      <style:text-properties fo:font-weight="bold" officeooo:rsid="004da29b" style:font-weight-asian="bold" style:font-weight-complex="bold"/>
    </style:style>
    <style:style style:name="T55" style:family="text">
      <style:text-properties fo:font-weight="bold" officeooo:rsid="000a0ba2" style:font-weight-asian="bold" style:font-weight-complex="bold"/>
    </style:style>
    <style:style style:name="T56" style:family="text">
      <style:text-properties fo:font-weight="bold" officeooo:rsid="004a3cb2" style:font-weight-asian="bold" style:font-weight-complex="bold"/>
    </style:style>
    <style:style style:name="T57" style:family="text">
      <style:text-properties fo:font-weight="bold" officeooo:rsid="0052cdb1" style:font-weight-asian="bold" style:font-weight-complex="bold"/>
    </style:style>
    <style:style style:name="T58" style:family="text">
      <style:text-properties fo:font-weight="bold" officeooo:rsid="00a0c9ca" style:font-weight-asian="bold" style:font-weight-complex="bold"/>
    </style:style>
    <style:style style:name="T59" style:family="text">
      <style:text-properties fo:font-weight="bold" officeooo:rsid="00b464d0" style:font-weight-asian="bold" style:font-weight-complex="bold"/>
    </style:style>
    <style:style style:name="T60" style:family="text">
      <style:text-properties fo:font-weight="bold" officeooo:rsid="00c2048b" style:font-weight-asian="bold" style:font-weight-complex="bold"/>
    </style:style>
    <style:style style:name="T61" style:family="text">
      <style:text-properties officeooo:rsid="0050ffb3"/>
    </style:style>
    <style:style style:name="T62" style:family="text">
      <style:text-properties officeooo:rsid="0056849c"/>
    </style:style>
    <style:style style:name="T63" style:family="text">
      <style:text-properties officeooo:rsid="005ade35"/>
    </style:style>
    <style:style style:name="T64" style:family="text">
      <style:text-properties fo:font-size="12pt" officeooo:rsid="003c6a3c" style:font-size-asian="12pt" style:font-size-complex="12pt"/>
    </style:style>
    <style:style style:name="T65" style:family="text">
      <style:text-properties officeooo:rsid="005ba7be"/>
    </style:style>
    <style:style style:name="T66" style:family="text">
      <style:text-properties officeooo:rsid="00633b63"/>
    </style:style>
    <style:style style:name="T67" style:family="text">
      <style:text-properties officeooo:rsid="006dc825"/>
    </style:style>
    <style:style style:name="T68" style:family="text">
      <style:text-properties officeooo:rsid="00741fe3"/>
    </style:style>
    <style:style style:name="T69" style:family="text">
      <style:text-properties officeooo:rsid="00755b6a"/>
    </style:style>
    <style:style style:name="T70" style:family="text">
      <style:text-properties officeooo:rsid="007a820b"/>
    </style:style>
    <style:style style:name="T71" style:family="text">
      <style:text-properties officeooo:rsid="007d26de"/>
    </style:style>
    <style:style style:name="T72" style:family="text">
      <style:text-properties officeooo:rsid="007dd9ea"/>
    </style:style>
    <style:style style:name="T73" style:family="text">
      <style:text-properties officeooo:rsid="007f399d"/>
    </style:style>
    <style:style style:name="T74" style:family="text">
      <style:text-properties officeooo:rsid="00816eb4"/>
    </style:style>
    <style:style style:name="T75" style:family="text">
      <style:text-properties officeooo:rsid="00a4d103"/>
    </style:style>
    <style:style style:name="T76" style:family="text">
      <style:text-properties officeooo:rsid="00a52572"/>
    </style:style>
    <style:style style:name="T77" style:family="text">
      <style:text-properties officeooo:rsid="0084d8f0"/>
    </style:style>
    <style:style style:name="T78" style:family="text">
      <style:text-properties fo:font-weight="normal" officeooo:rsid="00106510" style:font-weight-asian="normal" style:font-weight-complex="normal"/>
    </style:style>
    <style:style style:name="T79" style:family="text">
      <style:text-properties fo:font-weight="normal" officeooo:rsid="00a0b81e" style:font-weight-asian="normal" style:font-weight-complex="normal"/>
    </style:style>
    <style:style style:name="T80" style:family="text">
      <style:text-properties fo:font-weight="normal" officeooo:rsid="009e9d14" style:font-weight-asian="normal" style:font-weight-complex="normal"/>
    </style:style>
    <style:style style:name="T81" style:family="text">
      <style:text-properties fo:font-weight="normal" officeooo:rsid="00886a08" style:font-weight-asian="normal" style:font-weight-complex="normal"/>
    </style:style>
    <style:style style:name="T82" style:family="text">
      <style:text-properties officeooo:rsid="00886a08"/>
    </style:style>
    <style:style style:name="T83" style:family="text">
      <style:text-properties officeooo:rsid="00891120"/>
    </style:style>
    <style:style style:name="T84" style:family="text">
      <style:text-properties officeooo:rsid="008e7c68"/>
    </style:style>
    <style:style style:name="T85" style:family="text">
      <style:text-properties officeooo:rsid="0090cb53"/>
    </style:style>
    <style:style style:name="T86" style:family="text">
      <style:text-properties officeooo:rsid="0091eff5"/>
    </style:style>
    <style:style style:name="T87" style:family="text">
      <style:text-properties officeooo:rsid="00936475"/>
    </style:style>
    <style:style style:name="T88" style:family="text">
      <style:text-properties officeooo:rsid="0096e3ff"/>
    </style:style>
    <style:style style:name="T89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94" style:family="text">
      <style:text-properties officeooo:rsid="009989ca"/>
    </style:style>
    <style:style style:name="T95" style:family="text">
      <style:text-properties officeooo:rsid="009ec4ef"/>
    </style:style>
    <style:style style:name="T96" style:family="text">
      <style:text-properties officeooo:rsid="00a0c9ca"/>
    </style:style>
    <style:style style:name="T97" style:family="text">
      <style:text-properties officeooo:rsid="00a38390"/>
    </style:style>
    <style:style style:name="T98" style:family="text">
      <style:text-properties officeooo:rsid="00a52e1c"/>
    </style:style>
    <style:style style:name="T99" style:family="text">
      <style:text-properties officeooo:rsid="00a6d785"/>
    </style:style>
    <style:style style:name="T100" style:family="text">
      <style:text-properties officeooo:rsid="00a750c4"/>
    </style:style>
    <style:style style:name="T101" style:family="text">
      <style:text-properties officeooo:rsid="00acded4"/>
    </style:style>
    <style:style style:name="T102" style:family="text">
      <style:text-properties officeooo:rsid="00b20ead"/>
    </style:style>
    <style:style style:name="T103" style:family="text">
      <style:text-properties officeooo:rsid="00b2aa65"/>
    </style:style>
    <style:style style:name="T104" style:family="text">
      <style:text-properties officeooo:rsid="00b464d0"/>
    </style:style>
    <style:style style:name="T105" style:family="text">
      <style:text-properties officeooo:rsid="00471a09"/>
    </style:style>
    <style:style style:name="T106" style:family="text">
      <style:text-properties officeooo:rsid="00be6523"/>
    </style:style>
    <style:style style:name="T107" style:family="text">
      <style:text-properties fo:font-size="11pt" style:font-size-asian="11pt" style:font-size-complex="11pt"/>
    </style:style>
    <style:style style:name="T108" style:family="text">
      <style:text-properties fo:font-size="11pt" officeooo:rsid="000a8804" style:font-size-asian="11pt" style:font-size-complex="11pt"/>
    </style:style>
    <style:style style:name="T109" style:family="text">
      <style:text-properties fo:font-size="11pt" officeooo:rsid="004acf3f" style:font-size-asian="11pt" style:font-size-complex="11pt"/>
    </style:style>
    <style:style style:name="T110" style:family="text">
      <style:text-properties fo:font-size="11pt" officeooo:rsid="00c269fc" style:font-size-asian="11pt" style:font-size-complex="11pt"/>
    </style:style>
    <style:style style:name="T111" style:family="text">
      <style:text-properties fo:font-size="11pt" officeooo:rsid="000f69b3" style:font-size-asian="11pt" style:font-size-complex="11pt"/>
    </style:style>
    <style:style style:name="T112" style:family="text">
      <style:text-properties fo:font-size="11pt" fo:font-style="italic" style:font-size-asian="11pt" style:font-style-asian="italic" style:font-size-complex="11pt" style:font-style-complex="italic"/>
    </style:style>
    <style:style style:name="T113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14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15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16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17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18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1" style:family="text">
      <style:text-properties officeooo:rsid="00c02a0e"/>
    </style:style>
    <style:style style:name="T122" style:family="text">
      <style:text-properties officeooo:rsid="00c042ca"/>
    </style:style>
    <style:style style:name="T123" style:family="text">
      <style:text-properties officeooo:rsid="00c1cf8b"/>
    </style:style>
    <style:style style:name="T124" style:family="text">
      <style:text-properties officeooo:rsid="00c2048b"/>
    </style:style>
    <style:style style:name="T125" style:family="text">
      <style:text-properties officeooo:rsid="00c6ae31"/>
    </style:style>
    <style:style style:name="T126" style:family="text">
      <style:text-properties officeooo:rsid="00c86d56"/>
    </style:style>
    <style:style style:name="T127" style:family="text">
      <style:text-properties officeooo:rsid="000a00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3">/<text:span text:style-name="T41">users</text:span></text:p>
      <text:p text:style-name="P1"/>
      <text:p text:style-name="P265">A co<text:span text:style-name="T42">llection of the users being managed by the Chantico server.</text:span></text:p>
      <text:p text:style-name="P266"/>
      <text:p text:style-name="P274">Supported Request <text:span text:style-name="T127">M</text:span>ethods</text:p>
      <text:p text:style-name="P266"/>
      <text:p text:style-name="P268">GET – Returns a list of managed users</text:p>
      <text:p text:style-name="P267">POST – <text:span text:style-name="T43">Adds a new managed user to the server</text:span></text:p>
      <text:p text:style-name="P267"/>
      <text:p text:style-name="P276">Supported <text:span text:style-name="T127">F</text:span>ormats</text:p>
      <text:p text:style-name="P276"/>
      <text:p text:style-name="P269">json</text:p>
      <text:p text:style-name="P269"/>
      <text:p text:style-name="P276">Authentication</text:p>
      <text:p text:style-name="P276"/>
      <text:p text:style-name="P270">Basic <text:span text:style-name="T44">(Only Chantico root user can list or create users)</text:span></text:p>
      <text:p text:style-name="P271"/>
      <text:p text:style-name="P277">Query Parameters (GET)</text:p>
      <text:p text:style-name="P27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4">Name</text:p>
          </table:table-cell>
          <table:table-cell table:style-name="Table1.A1" office:value-type="string">
            <text:p text:style-name="P315">Inclusion</text:p>
          </table:table-cell>
          <table:table-cell table:style-name="Table1.C1" office:value-type="string">
            <text:p text:style-name="P314">Description</text:p>
          </table:table-cell>
        </table:table-row>
        <table:table-row>
          <table:table-cell table:style-name="Table1.A2" office:value-type="string">
            <text:p text:style-name="P291">page</text:p>
          </table:table-cell>
          <table:table-cell table:style-name="Table1.A2" office:value-type="string">
            <text:p text:style-name="P294">optional</text:p>
          </table:table-cell>
          <table:table-cell table:style-name="Table1.C2" office:value-type="string">
            <text:p text:style-name="P292"><text:span text:style-name="T75">The display </text:span>page of a paginated user list.</text:p>
          </table:table-cell>
        </table:table-row>
        <table:table-row>
          <table:table-cell table:style-name="Table1.A2" office:value-type="string">
            <text:p text:style-name="P291">results</text:p>
          </table:table-cell>
          <table:table-cell table:style-name="Table1.A2" office:value-type="string">
            <text:p text:style-name="P294">optional</text:p>
          </table:table-cell>
          <table:table-cell table:style-name="Table1.C2" office:value-type="string">
            <text:p text:style-name="P293">The number of <text:span text:style-name="T77">users</text:span> <text:span text:style-name="T76">that make up a page.</text:span></text:p>
          </table:table-cell>
        </table:table-row>
        <table:table-row>
          <table:table-cell table:style-name="Table1.A2" office:value-type="string">
            <text:p text:style-name="P290">usernames</text:p>
          </table:table-cell>
          <table:table-cell table:style-name="Table1.A2" office:value-type="string">
            <text:p text:style-name="P289">optional</text:p>
          </table:table-cell>
          <table:table-cell table:style-name="Table1.C2" office:value-type="string">
            <text:p text:style-name="P288">A comma-separated list of <text:span text:style-name="T126">usernames to include in the results</text:span>.</text:p>
          </table:table-cell>
        </table:table-row>
      </table:table>
      <text:p text:style-name="P275"/>
      <text:p text:style-name="P278">Arguments <text:span text:style-name="T45">(POST)</text:span></text:p>
      <text:p text:style-name="P27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7">Name</text:p>
          </table:table-cell>
          <table:table-cell table:style-name="Table2.A1" office:value-type="string">
            <text:p text:style-name="P316">Inclusion</text:p>
          </table:table-cell>
          <table:table-cell table:style-name="Table2.C1" office:value-type="string">
            <text:p text:style-name="P317">Description</text:p>
          </table:table-cell>
        </table:table-row>
        <table:table-row>
          <table:table-cell table:style-name="Table2.A2" office:value-type="string">
            <text:p text:style-name="P295">username</text:p>
          </table:table-cell>
          <table:table-cell table:style-name="Table2.A2" office:value-type="string">
            <text:p text:style-name="P296">required</text:p>
          </table:table-cell>
          <table:table-cell table:style-name="Table2.C2" office:value-type="string">
            <text:p text:style-name="P297">A unique string <text:span text:style-name="T46">with which</text:span> to identify this user.</text:p>
          </table:table-cell>
        </table:table-row>
        <table:table-row>
          <table:table-cell table:style-name="Table2.A2" office:value-type="string">
            <text:p text:style-name="P295">authentication</text:p>
          </table:table-cell>
          <table:table-cell table:style-name="Table2.A2" office:value-type="string">
            <text:p text:style-name="P296">required</text:p>
          </table:table-cell>
          <table:table-cell table:style-name="Table2.C2" office:value-type="string">
            <text:p text:style-name="P295"><text:span text:style-name="T125">T</text:span>he token <text:span text:style-name="T47">need</text:span>ed to authenticate this user.</text:p>
          </table:table-cell>
        </table:table-row>
        <table:table-row>
          <table:table-cell table:style-name="Table2.A2" office:value-type="string">
            <text:p text:style-name="P299">role</text:p>
          </table:table-cell>
          <table:table-cell table:style-name="Table2.A2" office:value-type="string">
            <text:p text:style-name="P300">required</text:p>
          </table:table-cell>
          <table:table-cell table:style-name="Table2.C2" office:value-type="string">
            <text:p text:style-name="P299">Indicates the type of access <text:span text:style-name="T45">Chantico should request for this user</text:span>.</text:p>
          </table:table-cell>
        </table:table-row>
        <table:table-row>
          <table:table-cell table:style-name="Table2.A2" office:value-type="string">
            <text:p text:style-name="P301">options</text:p>
          </table:table-cell>
          <table:table-cell table:style-name="Table2.A2" office:value-type="string">
            <text:p text:style-name="P298">optional</text:p>
          </table:table-cell>
          <table:table-cell table:style-name="Table2.C2" office:value-type="string">
            <text:p text:style-name="P297"><text:span text:style-name="T62">A</text:span>dditional <text:span text:style-name="T48">directives </text:span>for requesting <text:span text:style-name="T62">API access from the</text:span> server.</text:p>
          </table:table-cell>
        </table:table-row>
      </table:table>
      <text:p text:style-name="P273"/>
      <text:p text:style-name="P279">Response Errors</text:p>
      <text:p text:style-name="P27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9">Error</text:p>
          </table:table-cell>
          <table:table-cell table:style-name="Table3.A1" office:value-type="string">
            <text:p text:style-name="P319">Reason</text:p>
          </table:table-cell>
          <table:table-cell table:style-name="Table3.C1" office:value-type="string">
            <text:p text:style-name="P318">Description</text:p>
          </table:table-cell>
        </table:table-row>
        <table:table-row>
          <table:table-cell table:style-name="Table3.A2" office:value-type="string">
            <text:p text:style-name="P302">400</text:p>
          </table:table-cell>
          <table:table-cell table:style-name="Table3.A2" office:value-type="string">
            <text:p text:style-name="P302">Bad Request</text:p>
          </table:table-cell>
          <table:table-cell table:style-name="Table3.C2" office:value-type="string">
            <text:p text:style-name="P303"><text:span text:style-name="T68">The request body is not valid JSON, some </text:span>required arguments have not been supplied, <text:span text:style-name="T123">or access could not be created using the given options directives.</text:span> <text:span text:style-name="T67">(POST only)</text:span>.</text:p>
          </table:table-cell>
        </table:table-row>
        <table:table-row>
          <table:table-cell table:style-name="Table3.A2" office:value-type="string">
            <text:p text:style-name="P302">401</text:p>
          </table:table-cell>
          <table:table-cell table:style-name="Table3.A2" office:value-type="string">
            <text:p text:style-name="P302">Unauthorized</text:p>
          </table:table-cell>
          <table:table-cell table:style-name="Table3.C2" office:value-type="string">
            <text:p text:style-name="P304">The 'Authori<text:span text:style-name="T66">z</text:span>ation' header is missing and must be supplied.</text:p>
          </table:table-cell>
        </table:table-row>
        <table:table-row>
          <table:table-cell table:style-name="Table3.A2" office:value-type="string">
            <text:p text:style-name="P302">403</text:p>
          </table:table-cell>
          <table:table-cell table:style-name="Table3.A2" office:value-type="string">
            <text:p text:style-name="P302">Forbidden</text:p>
          </table:table-cell>
          <table:table-cell table:style-name="Table3.C2" office:value-type="string">
            <text:p text:style-name="P305"><text:span text:style-name="T68">A</text:span>n authorised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3.A2" office:value-type="string">
            <text:p text:style-name="P306">404</text:p>
          </table:table-cell>
          <table:table-cell table:style-name="Table3.A2" office:value-type="string">
            <text:p text:style-name="P306">Not Found</text:p>
          </table:table-cell>
          <table:table-cell table:style-name="Table3.C2" office:value-type="string">
            <text:p text:style-name="P307">The page requested in the URI does not exist.</text:p>
          </table:table-cell>
        </table:table-row>
        <table:table-row>
          <table:table-cell table:style-name="Table3.A2" office:value-type="string">
            <text:p text:style-name="P308">405</text:p>
          </table:table-cell>
          <table:table-cell table:style-name="Table3.A2" office:value-type="string">
            <text:p text:style-name="P308">Method Not Allowed</text:p>
          </table:table-cell>
          <table:table-cell table:style-name="Table3.C2" office:value-type="string">
            <text:p text:style-name="P309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3.A2" office:value-type="string">
            <text:p text:style-name="P310">406</text:p>
          </table:table-cell>
          <table:table-cell table:style-name="Table3.A2" office:value-type="string">
            <text:p text:style-name="P310">Not Acceptable</text:p>
          </table:table-cell>
          <table:table-cell table:style-name="Table3.C2" office:value-type="string">
            <text:p text:style-name="P311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312">409</text:p>
          </table:table-cell>
          <table:table-cell table:style-name="Table3.A2" office:value-type="string">
            <text:p text:style-name="P312">Conflict</text:p>
          </table:table-cell>
          <table:table-cell table:style-name="Table3.C2" office:value-type="string">
            <text:p text:style-name="P313">Chantico has already registered a user with the given username.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Example<text:span text:style-name="T9">s</text:span></text:p>
      <text:p text:style-name="P11"/>
      <text:p text:style-name="P146">GET /user<text:span text:style-name="T124">s</text:span></text:p>
      <text:p text:style-name="P146"/>
      <text:p text:style-name="P146">Response Body:</text:p>
      <text:p text:style-name="P149">{</text:p>
      <text:p text:style-name="P116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4">user</text:span></text:a><text:a xlink:type="simple" xlink:href="https://api.doga.gov/1.0/templates"><text:span text:style-name="T115">s</text:span></text:a><text:span text:style-name="T116">”,</text:span></text:p>
      <text:p text:style-name="P116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4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4">2</text:span></text:a><text:span text:style-name="T117">”,</text:span></text:p>
      <text:p text:style-name="P151"><text:span text:style-name="T19"><text:tab/>“</text:span><text:span text:style-name="T20">total”: “10</text:span><text:span text:style-name="T21">0</text:span><text:span text:style-name="T20">”,</text:span></text:p>
      <text:p text:style-name="P158"><text:tab/>“users”:[</text:p>
      <text:p text:style-name="P159"><text:tab/><text:tab/><text:span text:style-name="T83">{</text:span></text:p>
      <text:p text:style-name="P99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1421427848</text:span></text:a><text:span text:style-name="T108">”,</text:span></text:p>
      <text:p text:style-name="P154"><text:span text:style-name="T10"><text:tab/><text:tab/><text:tab/></text:span><text:span text:style-name="T12">“username”:”user_x”,</text:span></text:p>
      <text:p text:style-name="P161"><text:tab/><text:tab/><text:tab/>“<text:span text:style-name="T8">role”:“3”,</text:span></text:p>
      <text:p text:style-name="P85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1421427848/tokens</text:span></text:a><text:span text:style-name="T109">”,</text:span></text:p>
      <text:p text:style-name="P85"><text:span text:style-name="T109"><text:tab/><text:tab/><text:tab/>“</text:span><text:span text:style-name="T110">options”:[</text:span></text:p>
      <text:p text:style-name="P86"><text:span text:style-name="T110"><text:tab/><text:tab/><text:tab/><text:tab/>“organisation”:”</text:span><text:a xlink:type="simple" xlink:href="https://api.doga.gov/1.0/templates/1821939847/questions/1304768"><text:span text:style-name="T111">https://api.doga.gov/organisations/gender</text:span></text:a><text:span text:style-name="T110">”</text:span></text:p>
      <text:p text:style-name="P264"><text:tab/><text:tab/><text:tab/>]</text:p>
      <text:p text:style-name="P161"><text:tab/><text:tab/><text:span text:style-name="T83">},</text:span>…</text:p>
      <text:p text:style-name="P159"><text:tab/><text:span text:style-name="T82">]</text:span></text:p>
      <text:p text:style-name="P149">}</text:p>
      <text:p text:style-name="P147"/>
      <text:p text:style-name="P157">GET /users?page=4&amp;results=5</text:p>
      <text:p text:style-name="P162"/>
      <text:p text:style-name="P155">Response Body:</text:p>
      <text:p text:style-name="P167">{</text:p>
      <text:p text:style-name="P116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5">s?page=</text:span></text:a><text:a xlink:type="simple" xlink:href="https://api.doga.gov/1.0/templates"><text:span text:style-name="T119">4</text:span></text:a><text:a xlink:type="simple" xlink:href="https://api.doga.gov/1.0/templates"><text:span text:style-name="T115">&amp;results</text:span></text:a><text:a xlink:type="simple" xlink:href="https://api.doga.gov/1.0/templates"><text:span text:style-name="T119">=5</text:span></text:a><text:span text:style-name="T116">”,</text:span></text:p>
      <text:p text:style-name="P116"><text:span text:style-name="T116"><text:tab/>“</text:span><text:span text:style-name="T118">prev</text:span><text:span text:style-name="T117">”:”</text:span><text:a xlink:type="simple" xlink:href="https://api.doga.gov/1.0/templates"><text:span text:style-name="T116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7">s?page</text:span></text:a><text:a xlink:type="simple" xlink:href="https://api.doga.gov/1.0/templates"><text:span text:style-name="T118">=</text:span></text:a><text:a xlink:type="simple" xlink:href="https://api.doga.gov/1.0/templates"><text:span text:style-name="T119">3</text:span></text:a><text:a xlink:type="simple" xlink:href="https://api.doga.gov/1.0/templates"><text:span text:style-name="T118">&amp;results</text:span></text:a><text:a xlink:type="simple" xlink:href="https://api.doga.gov/1.0/templates"><text:span text:style-name="T119">=5</text:span></text:a><text:span text:style-name="T117">”,</text:span></text:p>
      <text:p text:style-name="P116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9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9">5</text:span></text:a><text:a xlink:type="simple" xlink:href="https://api.doga.gov/1.0/templates?page=3&amp;results=3"><text:span text:style-name="T118">&amp;results</text:span></text:a><text:a xlink:type="simple" xlink:href="https://api.doga.gov/1.0/templates?page=3&amp;results=3"><text:span text:style-name="T119">=5</text:span></text:a><text:span text:style-name="T117">”,</text:span></text:p>
      <text:p text:style-name="P151"><text:span text:style-name="T19"><text:tab/>“</text:span><text:span text:style-name="T20">total”: “1</text:span><text:span text:style-name="T22">0</text:span><text:span text:style-name="T20">0”,</text:span></text:p>
      <text:p text:style-name="P172"><text:span text:style-name="T78"><text:tab/>“</text:span><text:span text:style-name="T81">user</text:span><text:span text:style-name="T79">s</text:span><text:span text:style-name="T80">”:</text:span><text:span text:style-name="T79">[</text:span></text:p>
      <text:p text:style-name="P160"><text:tab/><text:tab/><text:span text:style-name="T83">{</text:span></text:p>
      <text:p text:style-name="P100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3092845734</text:span></text:a><text:span text:style-name="T108">”,</text:span></text:p>
      <text:p text:style-name="P152"><text:span text:style-name="T10"><text:tab/><text:tab/><text:tab/></text:span><text:span text:style-name="T12">“username”:”user_x”,</text:span></text:p>
      <text:p text:style-name="P163"><text:tab/><text:tab/><text:tab/>“<text:span text:style-name="T8">role”:“3”,</text:span></text:p>
      <text:p text:style-name="P79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3902845734/tokens</text:span></text:a><text:span text:style-name="T109">”</text:span></text:p>
      <text:p text:style-name="P163"><text:tab/><text:tab/><text:span text:style-name="T83">},</text:span>…</text:p>
      <text:p text:style-name="P170"><text:tab/>]</text:p>
      <text:p text:style-name="P169">}</text:p>
      <text:p text:style-name="P150"/>
      <text:p text:style-name="P150"><text:span text:style-name="T55">POST /</text:span><text:span text:style-name="T56">user</text:span><text:span text:style-name="T60">s</text:span></text:p>
      <text:p text:style-name="P148"/>
      <text:p text:style-name="P148">Request <text:span text:style-name="T8">Body</text:span>:</text:p>
      <text:p text:style-name="P164">{</text:p>
      <text:p text:style-name="P165"><text:tab/>“<text:span text:style-name="T50">username”:”user_x”</text:span></text:p>
      <text:p text:style-name="P171"><text:tab/>“password”:”5f4dcc3b5aa765d61d8327deb882cf99”</text:p>
      <text:p text:style-name="P165"><text:tab/>“<text:span text:style-name="T8">role”:“3”</text:span></text:p>
      <text:p text:style-name="P164">}</text:p>
      <text:p text:style-name="P164"/>
      <text:p text:style-name="P156">Response Body:</text:p>
      <text:p text:style-name="P168">{</text:p>
      <text:p text:style-name="P111"><text:span text:style-name="T112"><text:tab/>“self”:“</text:span><text:a xlink:type="simple" xlink:href="https://api.doga.gov/1.0/user/1421427848"><text:span text:style-name="T112">https://api.doga.gov/1.0/</text:span></text:a><text:a xlink:type="simple" xlink:href="https://api.doga.gov/1.0/user/1421427848"><text:span text:style-name="T120">user/1421427848</text:span></text:a><text:span text:style-name="T120">”</text:span><text:span text:style-name="T112">,</text:span></text:p>
      <text:p text:style-name="P153"><text:span text:style-name="T10"><text:tab/></text:span><text:span text:style-name="T12">“username”:”user_x”,</text:span></text:p>
      <text:p text:style-name="P166"><text:tab/>“<text:span text:style-name="T8">role”:“3”,</text:span></text:p>
      <text:p text:style-name="P73"><text:span text:style-name="T107"><text:tab/>“</text:span><text:span text:style-name="T109">tokens”:“</text:span><text:a xlink:type="simple" xlink:href="https://api.doga.gov/1.0/user/1421427848"><text:span text:style-name="T109">https://api.doga.gov/1.0/user/1421427848/tokens</text:span></text:a><text:span text:style-name="T109">”</text:span></text:p>
      <text:p text:style-name="P168">}</text:p>
      <text:p text:style-name="P257">/<text:span text:style-name="T41">user/{user_id}</text:span></text:p>
      <text:p text:style-name="P20"/>
      <text:p text:style-name="P49">A <text:span text:style-name="T52">user who's API access is being managed by Chantico.</text:span></text:p>
      <text:p text:style-name="P36"/>
      <text:p text:style-name="P2"><text:span text:style-name="T1">Supported Request </text:span><text:span text:style-name="T2">M</text:span><text:span text:style-name="T1">ethods</text:span></text:p>
      <text:p text:style-name="P36"/>
      <text:p text:style-name="P52">GET – Returns <text:span text:style-name="T52">a representation of the user resource</text:span></text:p>
      <text:p text:style-name="P36">P<text:span text:style-name="T52">UT</text:span> – <text:span text:style-name="T52">Modifies an existing user resource</text:span></text:p>
      <text:p text:style-name="P62">DELETE – Deletes a user resource, thereby revoking its API access.</text:p>
      <text:p text:style-name="P36"/>
      <text:p text:style-name="P7"><text:span text:style-name="T1">Supported </text:span><text:span text:style-name="T2">F</text:span><text:span text:style-name="T1">ormats</text:span></text:p>
      <text:p text:style-name="P7"/>
      <text:p text:style-name="P40">json</text:p>
      <text:p text:style-name="P40"/>
      <text:p text:style-name="P129">Authentication</text:p>
      <text:p text:style-name="P7"/>
      <text:p text:style-name="P56">Basic</text:p>
      <text:p text:style-name="P2"/>
      <text:p text:style-name="P21">Arguments <text:span text:style-name="T45">(PUT)</text:span>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9">Name</text:p>
          </table:table-cell>
          <table:table-cell table:style-name="Table4.A1" office:value-type="string">
            <text:p text:style-name="P176">Inclusion</text:p>
          </table:table-cell>
          <table:table-cell table:style-name="Table4.C1" office:value-type="string">
            <text:p text:style-name="P179">Description</text:p>
          </table:table-cell>
        </table:table-row>
        <table:table-row>
          <table:table-cell table:style-name="Table4.A2" office:value-type="string">
            <text:p text:style-name="P191">username</text:p>
          </table:table-cell>
          <table:table-cell table:style-name="Table4.A2" office:value-type="string">
            <text:p text:style-name="P188">required</text:p>
          </table:table-cell>
          <table:table-cell table:style-name="Table4.C2" office:value-type="string">
            <text:p text:style-name="P194">A unique string <text:span text:style-name="T46">with which</text:span> to identify this user.</text:p>
          </table:table-cell>
        </table:table-row>
        <table:table-row>
          <table:table-cell table:style-name="Table4.A2" office:value-type="string">
            <text:p text:style-name="P191">authentication</text:p>
          </table:table-cell>
          <table:table-cell table:style-name="Table4.A2" office:value-type="string">
            <text:p text:style-name="P188">required</text:p>
          </table:table-cell>
          <table:table-cell table:style-name="Table4.C2" office:value-type="string">
            <text:p text:style-name="P191"><text:span text:style-name="T125">T</text:span>he token <text:span text:style-name="T47">need</text:span>ed to authenticate this user.</text:p>
          </table:table-cell>
        </table:table-row>
        <table:table-row>
          <table:table-cell table:style-name="Table4.A2" office:value-type="string">
            <text:p text:style-name="P175">role</text:p>
          </table:table-cell>
          <table:table-cell table:style-name="Table4.A2" office:value-type="string">
            <text:p text:style-name="P174">required</text:p>
          </table:table-cell>
          <table:table-cell table:style-name="Table4.C2" office:value-type="string">
            <text:p text:style-name="P175">Indicates the type of access <text:span text:style-name="T45">Chantico should request for this user</text:span>.</text:p>
          </table:table-cell>
        </table:table-row>
        <table:table-row>
          <table:table-cell table:style-name="Table4.A2" office:value-type="string">
            <text:p text:style-name="P192">options</text:p>
          </table:table-cell>
          <table:table-cell table:style-name="Table4.A2" office:value-type="string">
            <text:p text:style-name="P193">optional</text:p>
          </table:table-cell>
          <table:table-cell table:style-name="Table4.C2" office:value-type="string">
            <text:p text:style-name="P194">Provides additional <text:span text:style-name="T48">directives </text:span>for Chantico to use when <text:span text:style-name="T53">modifying the</text:span> user<text:span text:style-name="T53">'s</text:span> <text:span text:style-name="T53">API </text:span>access.</text:p>
          </table:table-cell>
        </table:table-row>
      </table:table>
      <text:p text:style-name="P44"/>
      <text:p text:style-name="P28">Response Errors</text:p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84">Error</text:p>
          </table:table-cell>
          <table:table-cell table:style-name="Table5.A1" office:value-type="string">
            <text:p text:style-name="P184">Reason</text:p>
          </table:table-cell>
          <table:table-cell table:style-name="Table5.C1" office:value-type="string">
            <text:p text:style-name="P180">Description</text:p>
          </table:table-cell>
        </table:table-row>
        <table:table-row>
          <table:table-cell table:style-name="Table5.A2" office:value-type="string">
            <text:p text:style-name="P198">400</text:p>
          </table:table-cell>
          <table:table-cell table:style-name="Table5.A2" office:value-type="string">
            <text:p text:style-name="P198">Bad Request</text:p>
          </table:table-cell>
          <table:table-cell table:style-name="Table5.C2" office:value-type="string">
            <text:p text:style-name="P205"><text:span text:style-name="T68">The request body is not valid JSON,</text:span> <text:span text:style-name="T67">some </text:span>required arguments have not been supplied <text:span text:style-name="T123">or access could not be created using the given options directives.</text:span> <text:span text:style-name="T67">(PUT only)</text:span>.</text:p>
          </table:table-cell>
        </table:table-row>
        <table:table-row>
          <table:table-cell table:style-name="Table5.A2" office:value-type="string">
            <text:p text:style-name="P198">401</text:p>
          </table:table-cell>
          <table:table-cell table:style-name="Table5.A2" office:value-type="string">
            <text:p text:style-name="P198">Unauthorized</text:p>
          </table:table-cell>
          <table:table-cell table:style-name="Table5.C2" office:value-type="string">
            <text:p text:style-name="P197">The 'Authori<text:span text:style-name="T66">z</text:span>ation' header is missing and must be supplied.</text:p>
          </table:table-cell>
        </table:table-row>
        <table:table-row>
          <table:table-cell table:style-name="Table5.A2" office:value-type="string">
            <text:p text:style-name="P198">403</text:p>
          </table:table-cell>
          <table:table-cell table:style-name="Table5.A2" office:value-type="string">
            <text:p text:style-name="P198">Forbidden</text:p>
          </table:table-cell>
          <table:table-cell table:style-name="Table5.C2" office:value-type="string">
            <text:p text:style-name="P256"><text:span text:style-name="T122">The provided authentication tokens do not match this user</text:span> <text:span text:style-name="T105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26">404</text:p>
          </table:table-cell>
          <table:table-cell table:style-name="Table5.A2" office:value-type="string">
            <text:p text:style-name="P226">Not Found</text:p>
          </table:table-cell>
          <table:table-cell table:style-name="Table5.C2" office:value-type="string">
            <text:p text:style-name="P230"><text:span text:style-name="T70">No</text:span> user resource presently exist<text:span text:style-name="T70">s at the request URI</text:span>.</text:p>
          </table:table-cell>
        </table:table-row>
        <table:table-row>
          <table:table-cell table:style-name="Table5.A2" office:value-type="string">
            <text:p text:style-name="P206">405</text:p>
          </table:table-cell>
          <table:table-cell table:style-name="Table5.A2" office:value-type="string">
            <text:p text:style-name="P206">Method Not Allowed</text:p>
          </table:table-cell>
          <table:table-cell table:style-name="Table5.C2" office:value-type="string">
            <text:p text:style-name="P210"><text:span text:style-name="T68">T</text:span>he request method <text:span text:style-name="T68">was not one of:</text:span> GET, <text:span text:style-name="T69">PUT, DELETE</text:span>.</text:p>
          </table:table-cell>
        </table:table-row>
        <table:table-row>
          <table:table-cell table:style-name="Table5.A2" office:value-type="string">
            <text:p text:style-name="P213">406</text:p>
          </table:table-cell>
          <table:table-cell table:style-name="Table5.A2" office:value-type="string">
            <text:p text:style-name="P213">Not Acceptable</text:p>
          </table:table-cell>
          <table:table-cell table:style-name="Table5.C2" office:value-type="string">
            <text:p text:style-name="P224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17">409</text:p>
          </table:table-cell>
          <table:table-cell table:style-name="Table5.A2" office:value-type="string">
            <text:p text:style-name="P217">Conflict</text:p>
          </table:table-cell>
          <table:table-cell table:style-name="Table5.C2" office:value-type="string">
            <text:p text:style-name="P255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34">410</text:p>
          </table:table-cell>
          <table:table-cell table:style-name="Table5.A2" office:value-type="string">
            <text:p text:style-name="P234">Gone</text:p>
          </table:table-cell>
          <table:table-cell table:style-name="Table5.C2" office:value-type="string">
            <text:p text:style-name="P238">A user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  <table:table-row>
          <table:table-cell table:style-name="Table5.A2" office:value-type="string">
            <text:p text:style-name="P217">412</text:p>
          </table:table-cell>
          <table:table-cell table:style-name="Table5.A2" office:value-type="string">
            <text:p text:style-name="P217">Precondition Failed</text:p>
          </table:table-cell>
          <table:table-cell table:style-name="Table5.C2" office:value-type="string">
            <text:p text:style-name="P225">The user's state has changed since the specified Modified-Date and ETag were issued.</text:p>
          </table:table-cell>
        </table:table-row>
      </table:table>
      <text:p text:style-name="P17"/>
      <text:p text:style-name="P12"><text:soft-page-break/>Example<text:span text:style-name="T9">s</text:span></text:p>
      <text:p text:style-name="P12"/>
      <text:p text:style-name="P141"><text:span text:style-name="T54">GE</text:span><text:span text:style-name="T55">T /</text:span><text:span text:style-name="T56">user/</text:span><text:span text:style-name="T40">1421427848</text:span></text:p>
      <text:p text:style-name="P74"/>
      <text:p text:style-name="P104">Response Body:</text:p>
      <text:p text:style-name="P104"/>
      <text:p text:style-name="P87">{</text:p>
      <text:p text:style-name="P112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12"><text:span text:style-name="T10"><text:tab/></text:span><text:span text:style-name="T12">“username”:”user_x”,</text:span></text:p>
      <text:p text:style-name="P74"><text:tab/>“<text:span text:style-name="T8">role”:“3”,</text:span></text:p>
      <text:p text:style-name="P74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33">}</text:p>
      <text:p text:style-name="P133"/>
      <text:p text:style-name="P4"><text:span text:style-name="T53">PUT /user/</text:span><text:span text:style-name="T11">1421427848</text:span></text:p>
      <text:p text:style-name="P13"/>
      <text:p text:style-name="P13">Request <text:span text:style-name="T8">Body</text:span>:</text:p>
      <text:p text:style-name="P13"/>
      <text:p text:style-name="P75">{</text:p>
      <text:p text:style-name="P75"><text:tab/>“<text:span text:style-name="T50">username”:”user_y”</text:span></text:p>
      <text:p text:style-name="P94"><text:tab/>“password”:”<text:span text:style-name="T61">ac1ef17c2db40995e9fdd40b04a5a649</text:span>”</text:p>
      <text:p text:style-name="P75"><text:tab/>“<text:span text:style-name="T8">role”:“3”,</text:span></text:p>
      <text:p text:style-name="P95"><text:tab/>“options”:</text:p>
      <text:p text:style-name="P95"><text:tab/>{</text:p>
      <text:p text:style-name="P95"><text:tab/><text:tab/>“rate-limit”:”1000”</text:p>
      <text:p text:style-name="P95"><text:tab/>}</text:p>
      <text:p text:style-name="P75">}</text:p>
      <text:p text:style-name="P75"/>
      <text:p text:style-name="P105">Response Body:</text:p>
      <text:p text:style-name="P105"/>
      <text:p text:style-name="P88">{</text:p>
      <text:p text:style-name="P113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13"><text:span text:style-name="T10"><text:tab/></text:span><text:span text:style-name="T12">“username”:”user_</text:span><text:span text:style-name="T16">y</text:span><text:span text:style-name="T12">”,</text:span></text:p>
      <text:p text:style-name="P280"><text:tab/>“<text:span text:style-name="T8">role”:“3”,</text:span></text:p>
      <text:p text:style-name="P281"><text:tab/>“options”:</text:p>
      <text:p text:style-name="P281"><text:tab/>{</text:p>
      <text:p text:style-name="P281"><text:tab/><text:tab/>“rate-limit”:”1000”</text:p>
      <text:p text:style-name="P280"><text:span text:style-name="T61"><text:tab/>},</text:span></text:p>
      <text:p text:style-name="P75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36">}</text:p>
      <text:p text:style-name="P14"/>
      <text:p text:style-name="P142"><text:span text:style-name="T57">DELETE</text:span><text:span text:style-name="T55"> /</text:span><text:span text:style-name="T56">user/</text:span><text:span text:style-name="T40">1421427848</text:span></text:p>
      <text:p text:style-name="P76"/>
      <text:p text:style-name="P106">Response Body:</text:p>
      <text:p text:style-name="P106"/>
      <text:p text:style-name="P89">{</text:p>
      <text:p text:style-name="P114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36">}</text:p>
      <text:p text:style-name="P258">/<text:span text:style-name="T41">user/{user_id}/tokens</text:span></text:p>
      <text:p text:style-name="P26"/>
      <text:p text:style-name="P65">Valid API access tokens for the specified user. Read-Only.</text:p>
      <text:p text:style-name="P37"/>
      <text:p text:style-name="P3"><text:span text:style-name="T1">Supported Request </text:span><text:span text:style-name="T2">M</text:span><text:span text:style-name="T1">ethods</text:span></text:p>
      <text:p text:style-name="P37"/>
      <text:p text:style-name="P53">GET – Returns <text:span text:style-name="T121">the most recent set of API tokens for the user.</text:span></text:p>
      <text:p text:style-name="P37"/>
      <text:p text:style-name="P8"><text:span text:style-name="T1">Supported </text:span><text:span text:style-name="T2">F</text:span><text:span text:style-name="T1">ormats</text:span></text:p>
      <text:p text:style-name="P8"/>
      <text:p text:style-name="P41">json</text:p>
      <text:p text:style-name="P41"/>
      <text:p text:style-name="P130">Authentication</text:p>
      <text:p text:style-name="P8"/>
      <text:p text:style-name="P57">Basic</text:p>
      <text:p text:style-name="P45"/>
      <text:p text:style-name="P27">Query Parameters</text:p>
      <text:p text:style-name="P27"/>
      <text:p text:style-name="P66">None</text:p>
      <text:p text:style-name="P66"/>
      <text:p text:style-name="P27">Arguments</text:p>
      <text:p text:style-name="P66"/>
      <text:p text:style-name="P66">None</text:p>
      <text:p text:style-name="P46"/>
      <text:p text:style-name="P29">Response Errors</text:p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85">Error</text:p>
          </table:table-cell>
          <table:table-cell table:style-name="Table6.A1" office:value-type="string">
            <text:p text:style-name="P185">Reason</text:p>
          </table:table-cell>
          <table:table-cell table:style-name="Table6.C1" office:value-type="string">
            <text:p text:style-name="P181">Description</text:p>
          </table:table-cell>
        </table:table-row>
        <table:table-row>
          <table:table-cell table:style-name="Table6.A2" office:value-type="string">
            <text:p text:style-name="P199">401</text:p>
          </table:table-cell>
          <table:table-cell table:style-name="Table6.A2" office:value-type="string">
            <text:p text:style-name="P199">Unauthorized</text:p>
          </table:table-cell>
          <table:table-cell table:style-name="Table6.C2" office:value-type="string">
            <text:p text:style-name="P202">The 'Authori<text:span text:style-name="T66">z</text:span>ation' header is missing and must be supplied.</text:p>
          </table:table-cell>
        </table:table-row>
        <table:table-row>
          <table:table-cell table:style-name="Table6.A2" office:value-type="string">
            <text:p text:style-name="P199">403</text:p>
          </table:table-cell>
          <table:table-cell table:style-name="Table6.A2" office:value-type="string">
            <text:p text:style-name="P199">Forbidden</text:p>
          </table:table-cell>
          <table:table-cell table:style-name="Table6.C2" office:value-type="string">
            <text:p text:style-name="P283"><text:span text:style-name="T122">The provided authentication tokens do not match this user</text:span>.</text:p>
          </table:table-cell>
        </table:table-row>
        <table:table-row>
          <table:table-cell table:style-name="Table6.A2" office:value-type="string">
            <text:p text:style-name="P227">404</text:p>
          </table:table-cell>
          <table:table-cell table:style-name="Table6.A2" office:value-type="string">
            <text:p text:style-name="P227">Not Found</text:p>
          </table:table-cell>
          <table:table-cell table:style-name="Table6.C2" office:value-type="string">
            <text:p text:style-name="P231"><text:span text:style-name="T70">No user </text:span>resource presently exist<text:span text:style-name="T106">s</text:span> <text:span text:style-name="T73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07">405</text:p>
          </table:table-cell>
          <table:table-cell table:style-name="Table6.A2" office:value-type="string">
            <text:p text:style-name="P207">Method Not Allowed</text:p>
          </table:table-cell>
          <table:table-cell table:style-name="Table6.C2" office:value-type="string">
            <text:p text:style-name="P242">A non-GET request was received by the <text:span text:style-name="T74">s</text:span>erver</text:p>
          </table:table-cell>
        </table:table-row>
        <table:table-row>
          <table:table-cell table:style-name="Table6.A2" office:value-type="string">
            <text:p text:style-name="P214">406</text:p>
          </table:table-cell>
          <table:table-cell table:style-name="Table6.A2" office:value-type="string">
            <text:p text:style-name="P214">Not Acceptable</text:p>
          </table:table-cell>
          <table:table-cell table:style-name="Table6.C2" office:value-type="string">
            <text:p text:style-name="P224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35">410</text:p>
          </table:table-cell>
          <table:table-cell table:style-name="Table6.A2" office:value-type="string">
            <text:p text:style-name="P235">Gone</text:p>
          </table:table-cell>
          <table:table-cell table:style-name="Table6.C2" office:value-type="string">
            <text:p text:style-name="P239">A <text:span text:style-name="T74">token</text:span>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37"/>
      <text:p text:style-name="P91"/>
      <text:p text:style-name="P110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261">Example<text:span text:style-name="T9">s</text:span></text:p>
      <text:p text:style-name="P15"/>
      <text:p text:style-name="P16"><text:span text:style-name="T63">GE</text:span>T /<text:span text:style-name="T49">user/</text:span><text:span text:style-name="T11">1421427848</text:span><text:span text:style-name="T64">/tokens</text:span></text:p>
      <text:p text:style-name="P77"/>
      <text:p text:style-name="P107">Response Body:</text:p>
      <text:p text:style-name="P107"/>
      <text:p text:style-name="P90">{</text:p>
      <text:p text:style-name="P78"><text:tab/>“<text:span text:style-name="T65">self”:“</text:span><text:a xlink:type="simple" xlink:href="https://api.doga.gov/1.0/user/1421427848/tokens"><text:span text:style-name="T65">https://api.doga.gov/1.0/user/1421427848/tokens</text:span></text:a><text:span text:style-name="T65">”,</text:span></text:p>
      <text:p text:style-name="P115"><text:tab/>"key":“bb0af43cf49de09df611a79e03c92673“,</text:p>
      <text:p text:style-name="P96"><text:tab/>“secret”:”774fcb8ae72e4ecce0725a52100ca7fc“</text:p>
      <text:p text:style-name="P138">}</text:p>
      <text:p text:style-name="P259">/<text:span text:style-name="T84">whitelist</text:span></text:p>
      <text:p text:style-name="P34"/>
      <text:p text:style-name="P50">A co<text:span text:style-name="T42">llection of IP addresses that are approved to send requests to Chantico. If the whitelist is empty, all incoming requests from non-blacklisted IPs will be honoured.</text:span>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a list of <text:span text:style-name="T85">whitelisted IPs</text:span></text:p>
      <text:p text:style-name="P38">POST – <text:span text:style-name="T43">Adds a new IP address to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1">Authentication</text:p>
      <text:p text:style-name="P9"/>
      <text:p text:style-name="P58">Basic <text:span text:style-name="T44">(Only Chantico root user can view or modify the whitelist)</text:span></text:p>
      <text:p text:style-name="P58"/>
      <text:p text:style-name="P24">Query Parameters (GET)</text:p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82">Name</text:p>
          </table:table-cell>
          <table:table-cell table:style-name="Table7.A1" office:value-type="string">
            <text:p text:style-name="P177">Inclusion</text:p>
          </table:table-cell>
          <table:table-cell table:style-name="Table7.C1" office:value-type="string">
            <text:p text:style-name="P182">Description</text:p>
          </table:table-cell>
        </table:table-row>
        <table:table-row>
          <table:table-cell table:style-name="Table7.A2" office:value-type="string">
            <text:p text:style-name="P195">page</text:p>
          </table:table-cell>
          <table:table-cell table:style-name="Table7.A2" office:value-type="string">
            <text:p text:style-name="P243">optional</text:p>
          </table:table-cell>
          <table:table-cell table:style-name="Table7.C2" office:value-type="string">
            <text:p text:style-name="P195"><text:span text:style-name="T75">The display </text:span>page of a paginated <text:span text:style-name="T86">white</text:span>list.</text:p>
          </table:table-cell>
        </table:table-row>
        <table:table-row>
          <table:table-cell table:style-name="Table7.A2" office:value-type="string">
            <text:p text:style-name="P195">results</text:p>
          </table:table-cell>
          <table:table-cell table:style-name="Table7.A2" office:value-type="string">
            <text:p text:style-name="P243">optional</text:p>
          </table:table-cell>
          <table:table-cell table:style-name="Table7.C2" office:value-type="string">
            <text:p text:style-name="P195">The number of <text:span text:style-name="T86">IPs</text:span> <text:span text:style-name="T76">that make up a page.</text:span></text:p>
          </table:table-cell>
        </table:table-row>
      </table:table>
      <text:p text:style-name="P5"/>
      <text:p text:style-name="P22">Arguments <text:span text:style-name="T45">(POST)</text:span></text:p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2">Name</text:p>
          </table:table-cell>
          <table:table-cell table:style-name="Table8.A1" office:value-type="string">
            <text:p text:style-name="P177">Inclusion</text:p>
          </table:table-cell>
          <table:table-cell table:style-name="Table8.C1" office:value-type="string">
            <text:p text:style-name="P182">Description</text:p>
          </table:table-cell>
        </table:table-row>
        <table:table-row>
          <table:table-cell table:style-name="Table8.A2" office:value-type="string">
            <text:p text:style-name="P249">ip</text:p>
          </table:table-cell>
          <table:table-cell table:style-name="Table8.A2" office:value-type="string">
            <text:p text:style-name="P189">required</text:p>
          </table:table-cell>
          <table:table-cell table:style-name="Table8.C2" office:value-type="string">
            <text:p text:style-name="P249">The IP address to be added to the whitelist.</text:p>
          </table:table-cell>
        </table:table-row>
      </table:table>
      <text:p text:style-name="P47"/>
      <text:p text:style-name="P30">Response Errors</text:p>
      <text:p text:style-name="P3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86">Error</text:p>
          </table:table-cell>
          <table:table-cell table:style-name="Table9.A1" office:value-type="string">
            <text:p text:style-name="P186">Reason</text:p>
          </table:table-cell>
          <table:table-cell table:style-name="Table9.C1" office:value-type="string">
            <text:p text:style-name="P182">Description</text:p>
          </table:table-cell>
        </table:table-row>
        <table:table-row>
          <table:table-cell table:style-name="Table9.A2" office:value-type="string">
            <text:p text:style-name="P200">400</text:p>
          </table:table-cell>
          <table:table-cell table:style-name="Table9.A2" office:value-type="string">
            <text:p text:style-name="P200">Bad Request</text:p>
          </table:table-cell>
          <table:table-cell table:style-name="Table9.C2" office:value-type="string">
            <text:p text:style-name="P203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00">401</text:p>
          </table:table-cell>
          <table:table-cell table:style-name="Table9.A2" office:value-type="string">
            <text:p text:style-name="P200">Unauthorized</text:p>
          </table:table-cell>
          <table:table-cell table:style-name="Table9.C2" office:value-type="string">
            <text:p text:style-name="P203">The 'Authori<text:span text:style-name="T66">z</text:span>ation' header is missing and must be supplied.</text:p>
          </table:table-cell>
        </table:table-row>
        <table:table-row>
          <table:table-cell table:style-name="Table9.A2" office:value-type="string">
            <text:p text:style-name="P200">403</text:p>
          </table:table-cell>
          <table:table-cell table:style-name="Table9.A2" office:value-type="string">
            <text:p text:style-name="P200">Forbidden</text:p>
          </table:table-cell>
          <table:table-cell table:style-name="Table9.C2" office:value-type="string">
            <text:p text:style-name="P218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9.A2" office:value-type="string">
            <text:p text:style-name="P245">404</text:p>
          </table:table-cell>
          <table:table-cell table:style-name="Table9.A2" office:value-type="string">
            <text:p text:style-name="P245">Not Found</text:p>
          </table:table-cell>
          <table:table-cell table:style-name="Table9.C2" office:value-type="string">
            <text:p text:style-name="P247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08">405</text:p>
          </table:table-cell>
          <table:table-cell table:style-name="Table9.A2" office:value-type="string">
            <text:p text:style-name="P208">Method Not Allowed</text:p>
          </table:table-cell>
          <table:table-cell table:style-name="Table9.C2" office:value-type="string">
            <text:p text:style-name="P211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9.A2" office:value-type="string">
            <text:p text:style-name="P215">406</text:p>
          </table:table-cell>
          <table:table-cell table:style-name="Table9.A2" office:value-type="string">
            <text:p text:style-name="P215">Not Acceptable</text:p>
          </table:table-cell>
          <table:table-cell table:style-name="Table9.C2" office:value-type="string">
            <text:p text:style-name="P222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51">409</text:p>
          </table:table-cell>
          <table:table-cell table:style-name="Table9.A2" office:value-type="string">
            <text:p text:style-name="P251">Conflict</text:p>
          </table:table-cell>
          <table:table-cell table:style-name="Table9.C2" office:value-type="string">
            <text:p text:style-name="P253">The given IP address is already whitelisted.</text:p>
          </table:table-cell>
        </table:table-row>
      </table:table>
      <text:p text:style-name="P18"/>
      <text:p text:style-name="P18"/>
      <text:p text:style-name="P262">Example<text:span text:style-name="T9">s</text:span></text:p>
      <text:p text:style-name="P18"/>
      <text:p text:style-name="P32">GET /<text:span text:style-name="T88">whitelist?page=4&amp;results=5</text:span></text:p>
      <text:p text:style-name="P32"/>
      <text:p text:style-name="P32">Response Body:</text:p>
      <text:p text:style-name="P32"/>
      <text:p text:style-name="P67">{</text:p>
      <text:p text:style-name="P118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3">whitelist?page=4&amp;results=5</text:span></text:a><text:span text:style-name="T18">”,</text:span></text:p>
      <text:p text:style-name="P118"><text:span text:style-name="T18"><text:tab/>“</text:span><text:span text:style-name="T23">prev</text:span><text:span text:style-name="T19">”:”</text:span><text:a xlink:type="simple" xlink:href="https://api.doga.gov/1.0/templates?page=3&amp;results=3"><text:span text:style-name="T18">https://api.doga.gov/1.0/</text:span></text:a><text:a xlink:type="simple" xlink:href="https://api.doga.gov/1.0/templates?page=3&amp;results=3"><text:span text:style-name="T23">whitelist</text:span></text:a><text:a xlink:type="simple" xlink:href="https://api.doga.gov/1.0/templates?page=3&amp;results=3"><text:span text:style-name="T19">?pag</text:span></text:a><text:a xlink:type="simple" xlink:href="https://api.doga.gov/1.0/templates?page=3&amp;results=3"><text:span text:style-name="T23">e=3&amp;results=5</text:span></text:a><text:span text:style-name="T19">”</text:span></text:p>
      <text:p text:style-name="P117"><text:span text:style-name="T19"><text:tab/>“</text:span><text:span text:style-name="T20">total”: “</text:span><text:span text:style-name="T24">2</text:span><text:span text:style-name="T21">0</text:span><text:span text:style-name="T20">”,</text:span></text:p>
      <text:p text:style-name="P97"><text:tab/>“users”:[</text:p>
      <text:p text:style-name="P101"><text:tab/><text:tab/><text:span text:style-name="T83">{</text:span></text:p>
      <text:p text:style-name="P101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9354824921</text:span></text:a><text:span text:style-name="T8">”,</text:span></text:p>
      <text:p text:style-name="P119"><text:span text:style-name="T10"><text:tab/><text:tab/><text:tab/></text:span><text:span text:style-name="T12">“</text:span><text:span text:style-name="T25">ip</text:span><text:span text:style-name="T12">”:”</text:span><text:span text:style-name="T25">226.118.69.200</text:span><text:span text:style-name="T12">”</text:span></text:p>
      <text:p text:style-name="P81"><text:tab/><text:tab/><text:span text:style-name="T83">},</text:span></text:p>
      <text:p text:style-name="P102"><text:tab/><text:tab/><text:span text:style-name="T83">{</text:span></text:p>
      <text:p text:style-name="P10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3247241411</text:span></text:a><text:span text:style-name="T8">”,</text:span></text:p>
      <text:p text:style-name="P120"><text:span text:style-name="T10"><text:tab/><text:tab/><text:tab/></text:span><text:span text:style-name="T12">“</text:span><text:span text:style-name="T25">ip</text:span><text:span text:style-name="T12">”:”</text:span><text:span text:style-name="T26">244.146.237.16</text:span><text:span text:style-name="T12">”</text:span></text:p>
      <text:p text:style-name="P81"><text:tab/><text:tab/><text:span text:style-name="T83">},</text:span></text:p>
      <text:p text:style-name="P102"><text:tab/><text:tab/><text:span text:style-name="T83">{</text:span></text:p>
      <text:p text:style-name="P10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5249525021</text:span></text:a><text:span text:style-name="T8">”,</text:span></text:p>
      <text:p text:style-name="P120"><text:span text:style-name="T10"><text:tab/><text:tab/><text:tab/></text:span><text:span text:style-name="T12">“</text:span><text:span text:style-name="T25">ip</text:span><text:span text:style-name="T12">”:”</text:span><text:span text:style-name="T26">136.34.223.64</text:span><text:span text:style-name="T12">”</text:span></text:p>
      <text:p text:style-name="P81"><text:tab/><text:tab/><text:span text:style-name="T83">},</text:span></text:p>
      <text:p text:style-name="P102"><text:tab/><text:tab/><text:span text:style-name="T83">{</text:span></text:p>
      <text:p text:style-name="P10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172402352</text:span></text:a><text:span text:style-name="T8">”,</text:span></text:p>
      <text:p text:style-name="P121"><text:span text:style-name="T10"><text:tab/><text:tab/><text:tab/></text:span><text:span text:style-name="T12">“</text:span><text:span text:style-name="T25">ip</text:span><text:span text:style-name="T12">”:”</text:span><text:span text:style-name="T27">205.194.103.57</text:span><text:span text:style-name="T12">”</text:span></text:p>
      <text:p text:style-name="P81"><text:tab/><text:tab/><text:span text:style-name="T83">},</text:span></text:p>
      <text:p text:style-name="P102"><text:tab/><text:tab/><text:span text:style-name="T83">{</text:span></text:p>
      <text:p text:style-name="P10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201519532</text:span></text:a><text:span text:style-name="T8">”,</text:span></text:p>
      <text:p text:style-name="P121"><text:span text:style-name="T10"><text:tab/><text:tab/><text:tab/></text:span><text:span text:style-name="T12">“</text:span><text:span text:style-name="T25">ip</text:span><text:span text:style-name="T12">”:”</text:span><text:span text:style-name="T27">8.86.227.193</text:span><text:span text:style-name="T12">”</text:span></text:p>
      <text:p text:style-name="P81"><text:tab/><text:tab/><text:span text:style-name="T83">},</text:span></text:p>
      <text:p text:style-name="P101"><text:tab/><text:span text:style-name="T82">]</text:span></text:p>
      <text:p text:style-name="P67">}</text:p>
      <text:p text:style-name="P18"/>
      <text:p text:style-name="P18">POST /<text:span text:style-name="T94">whitelist</text:span></text:p>
      <text:p text:style-name="P18"/>
      <text:p text:style-name="P18">Request <text:span text:style-name="T8">Body</text:span>:</text:p>
      <text:p text:style-name="P80">{</text:p>
      <text:p text:style-name="P82"><text:tab/>“<text:span text:style-name="T94">ip”:”76.155.129.205”</text:span></text:p>
      <text:p text:style-name="P80">}</text:p>
      <text:p text:style-name="P80"/>
      <text:p text:style-name="P108">Response Body:</text:p>
      <text:p text:style-name="P92">{</text:p>
      <text:p text:style-name="P117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6">whit</text:span></text:a><text:a xlink:type="simple" xlink:href="https://api.doga.gov/1.0/user/1421427848"><text:span text:style-name="T11">e</text:span></text:a><text:a xlink:type="simple" xlink:href="https://api.doga.gov/1.0/user/1421427848"><text:span text:style-name="T36">list</text:span></text:a><text:a xlink:type="simple" xlink:href="https://api.doga.gov/1.0/user/1421427848"><text:span text:style-name="T11">/7</text:span></text:a><text:a xlink:type="simple" xlink:href="https://api.doga.gov/1.0/user/1421427848"><text:span text:style-name="T28">245914555</text:span></text:a><text:span text:style-name="T11">”</text:span><text:span text:style-name="T10">,</text:span></text:p>
      <text:p text:style-name="P121"><text:span text:style-name="T10"><text:tab/></text:span><text:span text:style-name="T12">“</text:span><text:span text:style-name="T25">ip</text:span><text:span text:style-name="T12">”:”</text:span><text:span text:style-name="T27">76.155.129.205</text:span><text:span text:style-name="T12">”</text:span></text:p>
      <text:p text:style-name="P92">}</text:p>
      <text:p text:style-name="P259">/<text:span text:style-name="T95">whitelist/{entry_id}</text:span></text:p>
      <text:p text:style-name="P34"/>
      <text:p text:style-name="P69">An entry on the Chantico whitelist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<text:span text:style-name="T95">the IP address entry of the whitelist</text:span></text:p>
      <text:p text:style-name="P63">DELETE – <text:span text:style-name="T95">Removes the specified entry from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1">Authentication</text:p>
      <text:p text:style-name="P9"/>
      <text:p text:style-name="P58">Basic</text:p>
      <text:p text:style-name="P5"/>
      <text:p text:style-name="P22">Arguments</text:p>
      <text:p text:style-name="P22"/>
      <text:p text:style-name="P71">None</text:p>
      <text:p text:style-name="P71"/>
      <text:p text:style-name="P30">Response Errors</text:p>
      <text:p text:style-name="P30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86">Error</text:p>
          </table:table-cell>
          <table:table-cell table:style-name="Table11.A1" office:value-type="string">
            <text:p text:style-name="P186">Reason</text:p>
          </table:table-cell>
          <table:table-cell table:style-name="Table11.C1" office:value-type="string">
            <text:p text:style-name="P182">Description</text:p>
          </table:table-cell>
        </table:table-row>
        <table:table-row>
          <table:table-cell table:style-name="Table11.A2" office:value-type="string">
            <text:p text:style-name="P200">401</text:p>
          </table:table-cell>
          <table:table-cell table:style-name="Table11.A2" office:value-type="string">
            <text:p text:style-name="P200">Unauthorized</text:p>
          </table:table-cell>
          <table:table-cell table:style-name="Table11.C2" office:value-type="string">
            <text:p text:style-name="P203">The 'Authori<text:span text:style-name="T66">z</text:span>ation' header is missing and must be supplied.</text:p>
          </table:table-cell>
        </table:table-row>
        <table:table-row>
          <table:table-cell table:style-name="Table11.A2" office:value-type="string">
            <text:p text:style-name="P200">403</text:p>
          </table:table-cell>
          <table:table-cell table:style-name="Table11.A2" office:value-type="string">
            <text:p text:style-name="P200">Forbidden</text:p>
          </table:table-cell>
          <table:table-cell table:style-name="Table11.C2" office:value-type="string">
            <text:p text:style-name="P219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1.A2" office:value-type="string">
            <text:p text:style-name="P228">404</text:p>
          </table:table-cell>
          <table:table-cell table:style-name="Table11.A2" office:value-type="string">
            <text:p text:style-name="P228">Not Found</text:p>
          </table:table-cell>
          <table:table-cell table:style-name="Table11.C2" office:value-type="string">
            <text:p text:style-name="P232"><text:span text:style-name="T70">No</text:span> <text:span text:style-name="T96">whitelist entry </text:span>presently exist<text:span text:style-name="T70">s at the request URI</text:span>.</text:p>
          </table:table-cell>
        </table:table-row>
        <table:table-row>
          <table:table-cell table:style-name="Table11.A2" office:value-type="string">
            <text:p text:style-name="P208">405</text:p>
          </table:table-cell>
          <table:table-cell table:style-name="Table11.A2" office:value-type="string">
            <text:p text:style-name="P208">Method Not Allowed</text:p>
          </table:table-cell>
          <table:table-cell table:style-name="Table11.C2" office:value-type="string">
            <text:p text:style-name="P211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1.A2" office:value-type="string">
            <text:p text:style-name="P215">406</text:p>
          </table:table-cell>
          <table:table-cell table:style-name="Table11.A2" office:value-type="string">
            <text:p text:style-name="P215">Not Acceptable</text:p>
          </table:table-cell>
          <table:table-cell table:style-name="Table11.C2" office:value-type="string">
            <text:p text:style-name="P222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36">410</text:p>
          </table:table-cell>
          <table:table-cell table:style-name="Table11.A2" office:value-type="string">
            <text:p text:style-name="P236">Gone</text:p>
          </table:table-cell>
          <table:table-cell table:style-name="Table11.C2" office:value-type="string">
            <text:p text:style-name="P240">A <text:span text:style-name="T96">white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8"/>
      <text:p text:style-name="P18"/>
      <text:p text:style-name="P262">Example<text:span text:style-name="T9">s</text:span></text:p>
      <text:p text:style-name="P18"/>
      <text:p text:style-name="P143"><text:span text:style-name="T54">GE</text:span><text:span text:style-name="T55">T /</text:span><text:span text:style-name="T58">whitelist</text:span><text:span text:style-name="T56">/</text:span><text:span text:style-name="T89">1172402352</text:span></text:p>
      <text:p text:style-name="P80"/>
      <text:p text:style-name="P108">Response Body:</text:p>
      <text:p text:style-name="P108"/>
      <text:p text:style-name="P92">{</text:p>
      <text:p text:style-name="P117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9">whitelist</text:span></text:a><text:a xlink:type="simple" xlink:href="https://api.doga.gov/1.0/user/1421427848"><text:span text:style-name="T11">/1</text:span></text:a><text:a xlink:type="simple" xlink:href="https://api.doga.gov/1.0/user/1421427848"><text:span text:style-name="T29">172402352</text:span></text:a><text:span text:style-name="T11">”</text:span><text:span text:style-name="T10">,</text:span></text:p>
      <text:p text:style-name="P122"><text:span text:style-name="T10"><text:tab/></text:span><text:span text:style-name="T12">“</text:span><text:span text:style-name="T29">ip</text:span><text:span text:style-name="T12">”:”</text:span><text:span text:style-name="T27">205.194.103.57</text:span><text:span text:style-name="T12">”</text:span></text:p>
      <text:p text:style-name="P134">}</text:p>
      <text:p text:style-name="P18"/>
      <text:p text:style-name="P144"><text:span text:style-name="T57">DELETE</text:span><text:span text:style-name="T55"> </text:span><text:span text:style-name="T90">/</text:span><text:span text:style-name="T91">whitelist</text:span><text:span text:style-name="T92">/</text:span><text:span text:style-name="T89">1172402352</text:span></text:p>
      <text:p text:style-name="P80"/>
      <text:p text:style-name="P108">Response Body:</text:p>
      <text:p text:style-name="P108"/>
      <text:p text:style-name="P92">{</text:p>
      <text:p text:style-name="P123"><text:span text:style-name="T10"><text:tab/>“</text:span><text:span text:style-name="T13">message</text:span><text:span text:style-name="T10">”:“</text:span><text:span text:style-name="T30">IP </text:span><text:span text:style-name="T27">205.194.103.57</text:span><text:span text:style-name="T10"> </text:span><text:span text:style-name="T14">has been </text:span><text:span text:style-name="T30">removed from the whitelist</text:span><text:span text:style-name="T14">.”</text:span></text:p>
      <text:p text:style-name="P139">}</text:p>
      <text:p text:style-name="P260">/<text:span text:style-name="T97">blacklist</text:span></text:p>
      <text:p text:style-name="P35"/>
      <text:p text:style-name="P51">A co<text:span text:style-name="T42">llection of IP addresses that are explicitly banned from sending requests to Chantico. If the blacklist is empty, all incoming requests (unless there is a whitelist) will be honoured.</text:span>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a list of <text:span text:style-name="T97">blacklisted IPs</text:span></text:p>
      <text:p text:style-name="P39">POST – <text:span text:style-name="T43">Adds a new IP address to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2">Authentication</text:p>
      <text:p text:style-name="P10"/>
      <text:p text:style-name="P59">Basic <text:span text:style-name="T44">(Only Chantico root user can view or modify the blacklist)</text:span></text:p>
      <text:p text:style-name="P59"/>
      <text:p text:style-name="P25">Query Parameters (GET)</text:p>
      <text:p text:style-name="P6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83">Name</text:p>
          </table:table-cell>
          <table:table-cell table:style-name="Table10.A1" office:value-type="string">
            <text:p text:style-name="P178">Inclusion</text:p>
          </table:table-cell>
          <table:table-cell table:style-name="Table10.C1" office:value-type="string">
            <text:p text:style-name="P183">Description</text:p>
          </table:table-cell>
        </table:table-row>
        <table:table-row>
          <table:table-cell table:style-name="Table10.A2" office:value-type="string">
            <text:p text:style-name="P196">page</text:p>
          </table:table-cell>
          <table:table-cell table:style-name="Table10.A2" office:value-type="string">
            <text:p text:style-name="P244">optional</text:p>
          </table:table-cell>
          <table:table-cell table:style-name="Table10.C2" office:value-type="string">
            <text:p text:style-name="P196"><text:span text:style-name="T75">The display </text:span>page of a paginated <text:span text:style-name="T98">black</text:span>list.</text:p>
          </table:table-cell>
        </table:table-row>
        <table:table-row>
          <table:table-cell table:style-name="Table10.A2" office:value-type="string">
            <text:p text:style-name="P196">results</text:p>
          </table:table-cell>
          <table:table-cell table:style-name="Table10.A2" office:value-type="string">
            <text:p text:style-name="P244">optional</text:p>
          </table:table-cell>
          <table:table-cell table:style-name="Table10.C2" office:value-type="string">
            <text:p text:style-name="P196">The number of <text:span text:style-name="T86">IPs</text:span> <text:span text:style-name="T76">that make up a page.</text:span></text:p>
          </table:table-cell>
        </table:table-row>
      </table:table>
      <text:p text:style-name="P6"/>
      <text:p text:style-name="P23">Arguments <text:span text:style-name="T45">(POST)</text:span></text:p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83">Name</text:p>
          </table:table-cell>
          <table:table-cell table:style-name="Table12.A1" office:value-type="string">
            <text:p text:style-name="P178">Inclusion</text:p>
          </table:table-cell>
          <table:table-cell table:style-name="Table12.C1" office:value-type="string">
            <text:p text:style-name="P183">Description</text:p>
          </table:table-cell>
        </table:table-row>
        <table:table-row>
          <table:table-cell table:style-name="Table12.A2" office:value-type="string">
            <text:p text:style-name="P250">ip</text:p>
          </table:table-cell>
          <table:table-cell table:style-name="Table12.A2" office:value-type="string">
            <text:p text:style-name="P190">required</text:p>
          </table:table-cell>
          <table:table-cell table:style-name="Table12.C2" office:value-type="string">
            <text:p text:style-name="P250">The IP address to be added to the <text:span text:style-name="T99">black</text:span>list.</text:p>
          </table:table-cell>
        </table:table-row>
      </table:table>
      <text:p text:style-name="P48"/>
      <text:p text:style-name="P31">Response Errors</text:p>
      <text:p text:style-name="P3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7">Error</text:p>
          </table:table-cell>
          <table:table-cell table:style-name="Table13.A1" office:value-type="string">
            <text:p text:style-name="P187">Reason</text:p>
          </table:table-cell>
          <table:table-cell table:style-name="Table13.C1" office:value-type="string">
            <text:p text:style-name="P183">Description</text:p>
          </table:table-cell>
        </table:table-row>
        <table:table-row>
          <table:table-cell table:style-name="Table13.A2" office:value-type="string">
            <text:p text:style-name="P201">400</text:p>
          </table:table-cell>
          <table:table-cell table:style-name="Table13.A2" office:value-type="string">
            <text:p text:style-name="P201">Bad Request</text:p>
          </table:table-cell>
          <table:table-cell table:style-name="Table13.C2" office:value-type="string">
            <text:p text:style-name="P204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01">401</text:p>
          </table:table-cell>
          <table:table-cell table:style-name="Table13.A2" office:value-type="string">
            <text:p text:style-name="P201">Unauthorized</text:p>
          </table:table-cell>
          <table:table-cell table:style-name="Table13.C2" office:value-type="string">
            <text:p text:style-name="P204">The 'Authori<text:span text:style-name="T66">z</text:span>ation' header is missing and must be supplied.</text:p>
          </table:table-cell>
        </table:table-row>
        <table:table-row>
          <table:table-cell table:style-name="Table13.A2" office:value-type="string">
            <text:p text:style-name="P201">403</text:p>
          </table:table-cell>
          <table:table-cell table:style-name="Table13.A2" office:value-type="string">
            <text:p text:style-name="P201">Forbidden</text:p>
          </table:table-cell>
          <table:table-cell table:style-name="Table13.C2" office:value-type="string">
            <text:p text:style-name="P220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3.A2" office:value-type="string">
            <text:p text:style-name="P246">404</text:p>
          </table:table-cell>
          <table:table-cell table:style-name="Table13.A2" office:value-type="string">
            <text:p text:style-name="P246">Not Found</text:p>
          </table:table-cell>
          <table:table-cell table:style-name="Table13.C2" office:value-type="string">
            <text:p text:style-name="P248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09">405</text:p>
          </table:table-cell>
          <table:table-cell table:style-name="Table13.A2" office:value-type="string">
            <text:p text:style-name="P209">Method Not Allowed</text:p>
          </table:table-cell>
          <table:table-cell table:style-name="Table13.C2" office:value-type="string">
            <text:p text:style-name="P212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13.A2" office:value-type="string">
            <text:p text:style-name="P216">406</text:p>
          </table:table-cell>
          <table:table-cell table:style-name="Table13.A2" office:value-type="string">
            <text:p text:style-name="P216">Not Acceptable</text:p>
          </table:table-cell>
          <table:table-cell table:style-name="Table13.C2" office:value-type="string">
            <text:p text:style-name="P223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52">409</text:p>
          </table:table-cell>
          <table:table-cell table:style-name="Table13.A2" office:value-type="string">
            <text:p text:style-name="P252">Conflict</text:p>
          </table:table-cell>
          <table:table-cell table:style-name="Table13.C2" office:value-type="string">
            <text:p text:style-name="P254">The given IP address is already <text:span text:style-name="T99">blackl</text:span>isted.</text:p>
          </table:table-cell>
        </table:table-row>
      </table:table>
      <text:p text:style-name="P19"/>
      <text:p text:style-name="P19"/>
      <text:p text:style-name="P263">Example<text:span text:style-name="T9">s</text:span></text:p>
      <text:p text:style-name="P19"/>
      <text:p text:style-name="P33">GET /<text:span text:style-name="T100">blacklist</text:span></text:p>
      <text:p text:style-name="P33"/>
      <text:p text:style-name="P33">Response Body:</text:p>
      <text:p text:style-name="P33"/>
      <text:p text:style-name="P68">{</text:p>
      <text:p text:style-name="P124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31">black</text:span></text:a><text:a xlink:type="simple" xlink:href="https://api.doga.gov/1.0/templates"><text:span text:style-name="T23">list</text:span></text:a><text:span text:style-name="T18">”,</text:span></text:p>
      <text:p text:style-name="P124"><text:span text:style-name="T19"><text:tab/>“</text:span><text:span text:style-name="T20">total”: “</text:span><text:span text:style-name="T31">3</text:span><text:span text:style-name="T20">”,</text:span></text:p>
      <text:p text:style-name="P98"><text:tab/>“users”:[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5824254532</text:span></text:a><text:span text:style-name="T8">”,</text:span></text:p>
      <text:p text:style-name="P125"><text:span text:style-name="T10"><text:tab/><text:tab/><text:tab/></text:span><text:span text:style-name="T12">“</text:span><text:span text:style-name="T25">ip</text:span><text:span text:style-name="T12">”:”</text:span><text:span text:style-name="T32">21.241.91.51</text:span><text:span text:style-name="T12">”</text:span></text:p>
      <text:p text:style-name="P83"><text:tab/><text:tab/><text:span text:style-name="T83">},</text:span>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2595261236</text:span></text:a><text:span text:style-name="T8">”,</text:span></text:p>
      <text:p text:style-name="P125"><text:span text:style-name="T10"><text:tab/><text:tab/><text:tab/></text:span><text:span text:style-name="T12">“</text:span><text:span text:style-name="T25">ip</text:span><text:span text:style-name="T12">”:”</text:span><text:span text:style-name="T32">121.159.217.140</text:span><text:span text:style-name="T12">”</text:span></text:p>
      <text:p text:style-name="P83"><text:tab/><text:tab/><text:span text:style-name="T83">},</text:span>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1450362571</text:span></text:a><text:span text:style-name="T8">”,</text:span></text:p>
      <text:p text:style-name="P125"><text:span text:style-name="T10"><text:tab/><text:tab/><text:tab/></text:span><text:span text:style-name="T12">“</text:span><text:span text:style-name="T25">ip</text:span><text:span text:style-name="T12">”:”</text:span><text:span text:style-name="T32">9.90.67.221</text:span><text:span text:style-name="T12">”</text:span></text:p>
      <text:p text:style-name="P83"><text:tab/><text:tab/><text:span text:style-name="T83">}</text:span></text:p>
      <text:p text:style-name="P103"><text:tab/><text:span text:style-name="T82">]</text:span></text:p>
      <text:p text:style-name="P68">}</text:p>
      <text:p text:style-name="P19"/>
      <text:p text:style-name="P19">POST /<text:span text:style-name="T101">blacklist</text:span></text:p>
      <text:p text:style-name="P19"/>
      <text:p text:style-name="P19">Request <text:span text:style-name="T8">Body</text:span>:</text:p>
      <text:p text:style-name="P83">{</text:p>
      <text:p text:style-name="P84"><text:tab/>“<text:span text:style-name="T94">ip”:”21.180.168.145”</text:span></text:p>
      <text:p text:style-name="P83">}</text:p>
      <text:p text:style-name="P83"/>
      <text:p text:style-name="P109">Response Body:</text:p>
      <text:p text:style-name="P93">{</text:p>
      <text:p text:style-name="P124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5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34">9257856251</text:span></text:a><text:span text:style-name="T11">”</text:span><text:span text:style-name="T10">,</text:span></text:p>
      <text:p text:style-name="P126"><text:span text:style-name="T10"><text:tab/></text:span><text:span text:style-name="T12">“</text:span><text:span text:style-name="T25">ip</text:span><text:span text:style-name="T12">”:”</text:span><text:span text:style-name="T33">21.180.168.145</text:span><text:span text:style-name="T12">”</text:span></text:p>
      <text:p text:style-name="P93">}</text:p>
      <text:p text:style-name="P260">/<text:span text:style-name="T102">blacklist/{entry_id}</text:span></text:p>
      <text:p text:style-name="P35"/>
      <text:p text:style-name="P70">An entry on the Chantico <text:span text:style-name="T103">black</text:span>list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<text:span text:style-name="T95">the IP address entry of the blacklist</text:span></text:p>
      <text:p text:style-name="P64">DELETE – <text:span text:style-name="T95">Removes the specified entry from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2">Authentication</text:p>
      <text:p text:style-name="P10"/>
      <text:p text:style-name="P59">Basic</text:p>
      <text:p text:style-name="P6"/>
      <text:p text:style-name="P23">Arguments</text:p>
      <text:p text:style-name="P23"/>
      <text:p text:style-name="P72">None</text:p>
      <text:p text:style-name="P72"/>
      <text:p text:style-name="P31">Response Errors</text:p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87">Error</text:p>
          </table:table-cell>
          <table:table-cell table:style-name="Table14.A1" office:value-type="string">
            <text:p text:style-name="P187">Reason</text:p>
          </table:table-cell>
          <table:table-cell table:style-name="Table14.C1" office:value-type="string">
            <text:p text:style-name="P183">Description</text:p>
          </table:table-cell>
        </table:table-row>
        <table:table-row>
          <table:table-cell table:style-name="Table14.A2" office:value-type="string">
            <text:p text:style-name="P201">401</text:p>
          </table:table-cell>
          <table:table-cell table:style-name="Table14.A2" office:value-type="string">
            <text:p text:style-name="P201">Unauthorized</text:p>
          </table:table-cell>
          <table:table-cell table:style-name="Table14.C2" office:value-type="string">
            <text:p text:style-name="P204">The 'Authori<text:span text:style-name="T66">z</text:span>ation' header is missing and must be supplied.</text:p>
          </table:table-cell>
        </table:table-row>
        <table:table-row>
          <table:table-cell table:style-name="Table14.A2" office:value-type="string">
            <text:p text:style-name="P201">403</text:p>
          </table:table-cell>
          <table:table-cell table:style-name="Table14.A2" office:value-type="string">
            <text:p text:style-name="P201">Forbidden</text:p>
          </table:table-cell>
          <table:table-cell table:style-name="Table14.C2" office:value-type="string">
            <text:p text:style-name="P220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4.A2" office:value-type="string">
            <text:p text:style-name="P229">404</text:p>
          </table:table-cell>
          <table:table-cell table:style-name="Table14.A2" office:value-type="string">
            <text:p text:style-name="P229">Not Found</text:p>
          </table:table-cell>
          <table:table-cell table:style-name="Table14.C2" office:value-type="string">
            <text:p text:style-name="P233"><text:span text:style-name="T70">No</text:span> <text:span text:style-name="T104">blacklist entry </text:span>presently exist<text:span text:style-name="T70">s at the request URI</text:span>.</text:p>
          </table:table-cell>
        </table:table-row>
        <table:table-row>
          <table:table-cell table:style-name="Table14.A2" office:value-type="string">
            <text:p text:style-name="P209">405</text:p>
          </table:table-cell>
          <table:table-cell table:style-name="Table14.A2" office:value-type="string">
            <text:p text:style-name="P209">Method Not Allowed</text:p>
          </table:table-cell>
          <table:table-cell table:style-name="Table14.C2" office:value-type="string">
            <text:p text:style-name="P212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4.A2" office:value-type="string">
            <text:p text:style-name="P216">406</text:p>
          </table:table-cell>
          <table:table-cell table:style-name="Table14.A2" office:value-type="string">
            <text:p text:style-name="P216">Not Acceptable</text:p>
          </table:table-cell>
          <table:table-cell table:style-name="Table14.C2" office:value-type="string">
            <text:p text:style-name="P223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37">410</text:p>
          </table:table-cell>
          <table:table-cell table:style-name="Table14.A2" office:value-type="string">
            <text:p text:style-name="P237">Gone</text:p>
          </table:table-cell>
          <table:table-cell table:style-name="Table14.C2" office:value-type="string">
            <text:p text:style-name="P241">A <text:span text:style-name="T104">black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9"/>
      <text:p text:style-name="P19"/>
      <text:p text:style-name="P263">Example<text:span text:style-name="T9">s</text:span></text:p>
      <text:p text:style-name="P19"/>
      <text:p text:style-name="P145"><text:span text:style-name="T54">GE</text:span><text:span text:style-name="T55">T /</text:span><text:span text:style-name="T59">black</text:span><text:span text:style-name="T58">list</text:span><text:span text:style-name="T56">/</text:span><text:span text:style-name="T89">5824254532</text:span></text:p>
      <text:p text:style-name="P83"/>
      <text:p text:style-name="P109">Response Body:</text:p>
      <text:p text:style-name="P109"/>
      <text:p text:style-name="P93">{</text:p>
      <text:p text:style-name="P127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10">5824254532</text:span></text:a><text:span text:style-name="T11">”</text:span><text:span text:style-name="T10">,</text:span></text:p>
      <text:p text:style-name="P128"><text:span text:style-name="T10"><text:tab/></text:span><text:span text:style-name="T12">“</text:span><text:span text:style-name="T29">ip</text:span><text:span text:style-name="T12">”:”</text:span><text:span text:style-name="T32">21.241.91.51</text:span><text:span text:style-name="T12">”</text:span></text:p>
      <text:p text:style-name="P135">}</text:p>
      <text:p text:style-name="P19"/>
      <text:p text:style-name="P145"><text:span text:style-name="T93">DELETE</text:span><text:span text:style-name="T90"> /</text:span><text:span text:style-name="T93">black</text:span><text:span text:style-name="T91">list</text:span><text:span text:style-name="T92">/</text:span><text:span text:style-name="T89">5824254532</text:span></text:p>
      <text:p text:style-name="P83"/>
      <text:p text:style-name="P109">Response Body:</text:p>
      <text:p text:style-name="P109"/>
      <text:p text:style-name="P93">{</text:p>
      <text:p text:style-name="P128"><text:span text:style-name="T10"><text:tab/>“</text:span><text:span text:style-name="T13">message</text:span><text:span text:style-name="T10">”:“</text:span><text:span text:style-name="T30">IP </text:span><text:span text:style-name="T32">21.241.91.51</text:span><text:span text:style-name="T10"> </text:span><text:span text:style-name="T14">has been </text:span><text:span text:style-name="T30">removed from the </text:span><text:span text:style-name="T38">black</text:span><text:span text:style-name="T30">list</text:span><text:span text:style-name="T14">.”</text:span></text:p>
      <text:p text:style-name="P14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3-06T23:23:37.985943308</dc:date>
    <meta:editing-duration>P1DT51M31S</meta:editing-duration>
    <meta:editing-cycles>186</meta:editing-cycles>
    <meta:document-statistic meta:table-count="14" meta:image-count="0" meta:object-count="0" meta:page-count="14" meta:paragraph-count="511" meta:word-count="1590" meta:character-count="11849" meta:non-whitespace-character-count="10570"/>
  </office:meta>
</office:document-meta>
</file>